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fill="solid" draw:fill-color="#102a83" draw:shadow="hidden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55cm" svg:stroke-color="#ffffff" draw:stroke-linejoin="round" svg:stroke-linecap="round" draw:fill="none" fo:padding-top="0.4cm" fo:padding-bottom="0.4cm" fo:padding-left="0.525cm" fo:padding-right="0.525cm" draw:shadow="hidden"/>
    </style:style>
    <style:style style:name="gr4" style:family="graphic" style:parent-style-name="standard">
      <style:graphic-properties draw:stroke="solid" svg:stroke-width="0.564cm" svg:stroke-color="#f07c00" draw:stroke-linejoin="miter" svg:stroke-linecap="butt" draw:fill="solid" draw:fill-color="#f07c00" fo:padding-top="0.407cm" fo:padding-bottom="0.407cm" fo:padding-left="0.532cm" fo:padding-right="0.532cm" draw:shadow="hidden"/>
    </style:style>
    <style:style style:name="gr5" style:family="graphic" style:parent-style-name="standard">
      <style:graphic-properties draw:stroke="none" draw:fill="solid" draw:fill-color="#b1b3b4" draw:shadow="hidden"/>
    </style:style>
    <style:style style:name="gr6" style:family="graphic" style:parent-style-name="standard">
      <style:graphic-properties draw:stroke="solid" svg:stroke-width="0.008cm" svg:stroke-color="#ffffff" draw:stroke-linejoin="miter" svg:stroke-linecap="butt" draw:fill="solid" draw:fill-color="#ffffff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solid" svg:stroke-width="0.008cm" svg:stroke-color="#ffec00" draw:stroke-linejoin="miter" svg:stroke-linecap="butt" draw:fill="solid" draw:fill-color="#ffec00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solid" svg:stroke-width="0.733cm" svg:stroke-color="#ffffff" draw:stroke-linejoin="round" svg:stroke-linecap="round" draw:fill="none" fo:padding-top="0.491cm" fo:padding-bottom="0.491cm" fo:padding-left="0.616cm" fo:padding-right="0.616cm" draw:shadow="hidden"/>
    </style:style>
    <style:style style:name="gr9" style:family="graphic" style:parent-style-name="standard">
      <style:graphic-properties draw:stroke="solid" svg:stroke-width="0.753cm" svg:stroke-color="#f07c00" draw:stroke-linejoin="miter" svg:stroke-linecap="butt" draw:fill="solid" draw:fill-color="#f07c00" fo:padding-top="0.501cm" fo:padding-bottom="0.501cm" fo:padding-left="0.626cm" fo:padding-right="0.626cm" draw:shadow="hidden"/>
    </style:style>
    <style:style style:name="gr10" style:family="graphic" style:parent-style-name="standard">
      <style:graphic-properties draw:stroke="solid" svg:stroke-width="1.432cm" svg:stroke-color="#f07c00" draw:stroke-linejoin="miter" svg:stroke-linecap="butt" draw:fill="solid" draw:fill-color="#f07c00" fo:padding-top="0.841cm" fo:padding-bottom="0.841cm" fo:padding-left="0.966cm" fo:padding-right="0.966cm" draw:shadow="hidden"/>
    </style:style>
    <style:style style:name="P1" style:family="paragraph">
      <loext:graphic-properties draw:fill="solid" draw:fill-color="#102a83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07c00"/>
    </style:style>
    <style:style style:name="P5" style:family="paragraph">
      <loext:graphic-properties draw:fill="solid" draw:fill-color="#b1b3b4"/>
    </style:style>
    <style:style style:name="P6" style:family="paragraph">
      <loext:graphic-properties draw:fill="solid" draw:fill-color="#ffec00"/>
    </style:style>
  </office:automatic-styles>
  <office:body>
    <office:drawing>
      <draw:page draw:name="page1" draw:style-name="dp1" draw:master-page-name="PM0">
        <draw:polygon draw:style-name="gr1" draw:text-style-name="P1" draw:layer="layout" svg:width="182.88cm" svg:height="121.92cm" svg:x="47.819cm" svg:y="-11.121cm" svg:viewBox="0 0 182881 121921" draw:points="0,0 182881,0 182881,121921 0,121921">
          <text:p/>
        </draw:polygon>
        <draw:g>
          <draw:path draw:style-name="gr2" draw:text-style-name="P2" draw:layer="layout" svg:width="118.804cm" svg:height="19.609cm" svg:x="56.045cm" svg:y="81.168cm" svg:viewBox="0 0 118805 19610" svg:d="M9766 7186h-1236l-1130 8056c-33 154-54 268-61 353-43 284-64 536-64 755 0 337 61 536 183 605 169 98 343-16 521-341s267-674 267-1047l577 950c-75 389-305 804-689 1242-301 341-596 512-887 512-113 0-197-9-253-25-57-16-146-65-268-146-272-195-469-520-591-974-84-325-126-715-126-1170 0-341 0-527 0-560l1196-8210h-2730c206 406 361 743 464 1019 319 877 479 1766 479 2672 0 113 0 219 0 316-19 163-29 276-29 341-93 1149-389 2055-884 2720-495 663-1114 996-1853 996-150 0-260 0-335 0-516 0-981-268-1398-805-415-536-624-1185-624-1948 0-114 0-203 0-268 56-894 251-1576 584-2047 333-470 730-706 1189-706 141 0 291 24 451 73 159 49 351 158 577 329 225 170 365 296 422 378l-268 1266c-93-162-199-296-316-402-118-105-223-158-317-158-281 0-514 142-697 426-182 284-274 646-274 1084 0 471 84 841 253 1109 169 267 404 426 704 474 450 0 816-316 1098-949 253-569 380-1267 380-2095 0-650-94-1429-282-2339-141-698-267-1193-380-1486h-3419v-1315h9766zM9766 7186zM7472 14104c-234 406-445 764-633 1073-544 893-1046 1632-1506 2217-131 178-321 393-570 645-248 252-495 508-739 767l-1069-1826c394-147 708-277 943-390 234-114 445-252 633-414 385-341 727-690 1027-1048 225-276 446-553 662-829 375-114 591-174 647-183 56-8 258-12 605-12zM7472 14104zM8500 6577h-1309c0-389-193-1299-577-2729-422-1575-760-2363-1013-2363-160 0-331 33-514 98s-364 146-542 243l-281-974c234-162 441-292 619-390 356-195 666-292 929-292 122 0 248 24 380 73 394 162 891 1218 1491 3167 544 1755 817 2810 817 3167zM8500 6577zM18421 7186h-1236l-1138 8105c-30 146-49 260-58 341-40 276-59 523-59 735 0 328 61 523 183 588 169 98 342-16 521-341 178-325 267-674 267-1047l577 950c-75 389-305 804-689 1242-301 341-596 512-887 512-113 0-197-9-253-25-57-16-146-65-268-146-272-195-469-520-591-974-84-325-126-715-126-1170 0-341 0-527 0-560l687-4710c-366-240-716-443-1053-605-514-240-943-361-1290-361-617 0-1147 296-1591 889-443 592-666 1303-666 2131 0 536 101 954 303 1255 202 300 434 450 696 450 216 0 416-89 599-268 182-178 307-446 372-804 19-97 33-203 43-316 9-114 14-219 14-317 0-406-75-812-225-1218-94-260-244-568-451-925 38 0 162-21 373-61 211-41 354-61 429-61 348 0 620 130 817 390 262 357 394 950 394 1778 0 958-254 1705-760 2242-460 487-1004 730-1633 730-647 0-1187-267-1618-803-469-586-704-1357-704-2315 0-1316 404-2339 1210-3070 676-617 1464-925 2365-925 488 0 985 81 1491 243 254 81 627 236 1115 463l281-2022h-6546v-1315h9105zM18421 7186zM20616 6577h-1308c0-389-193-1299-577-2729-423-1575-760-2363-1014-2363-159 0-330 33-513 98s-364 146-542 243l-282-974c235-162 441-292 620-390 356-195 666-292 928-292 122 0 249 24 380 73 394 162 892 1218 1492 3167 544 1755 816 2810 816 3167zM20616 6577zM21813 7186h-1237l-1137 8105c-31 146-49 260-59 341-40 276-58 523-58 735 0 328 61 523 183 588 168 98 342-16 520-341 179-325 268-674 268-1047l577 950c-75 389-305 804-690 1242-300 341-596 512-887 512-112 0-197-9-253-25s-145-65-267-146c-272-195-469-520-591-974-85-325-127-715-127-1170 0-341 0-527 0-560l1168-8210h-1407v-1315h3997zM21813 7186zM31285 7186h-1236l-1139 8105c-30 146-49 260-59 341-39 276-58 523-58 735 0 328 61 523 183 588 169 98 342-16 520-341 179-325 269-674 269-1047l577 950c-75 389-305 804-691 1242-300 341-596 512-886 512-113 0-197-9-254-25-56-16-145-65-267-146-272-195-469-520-591-974-85-325-127-715-127-1170 0-341 0-527 0-560l678-4657c-223-61-410-94-561-94-93 33-192 86-293 159-103 73-173 125-211 158-19 308-33 520-42 633-9 114-33 268-70 463-85 471-244 824-477 1060-234 235-492 353-771 353-272 0-507-110-702-329-197-219-295-516-295-889 0-487 136-950 408-1388 178-277 418-545 718-804-66-130-150-236-254-317-103-81-239-122-408-122-534 0-1004 414-1407 1243-403 828-605 1778-605 2849 0 650 96 1252 288 1804 193 552 481 877 866 974 37 17 98 25 183 25 244 0 483-122 718-366 159-162 328-398 506-706l282 1510c-94 90-179 159-254 207-469 333-938 500-1407 500-159 0-333-25-521-73-600-130-1088-581-1463-1352-376-772-563-1694-563-2766 0-1575 352-2842 1055-3800 648-877 1447-1315 2395-1315 450 0 835 162 1154 487 150 162 319 414 507 755 37-16 119-57 246-122s218-97 274-97c172 0 289 0 355 0 103 0 192 0 267 0s169 0 281 0l324-2193h-7266v-1315h9824zM31285 7186zM30328 6480h-1240c57-325-194-1291-753-2900-558-1607-973-2444-1245-2509h-296c-140 0-441 57-900 171l436-1048c19-16 113-52 281-109 169-57 329-85 479-85 197 0 394 48 591 146 310 162 840 1218 1590 3166 705 1836 1057 2892 1057 3168zM30328 6480zM28202 6480h-1056c-19-276-239-812-661-1609-451-860-774-1291-971-1291l-1070 341 127-1096c169-97 333-203 492-317 207-81 460-121 760-121 263 0 732 633 1408 1900 647 1219 971 1949 971 2193zM28202 6480zM30792 925l-324 2558h-1619l366-2558zM30792 925zM39137 7186h-1632l-465 3532h-816c-150-211-337-398-563-560-225-162-469-243-731-243-357 0-648 81-873 243-300 227-450 577-450 1048 0 552 206 925 619 1120 253 114 652 171 1196 171 844 0 1443 194 1794 584 352 390 528 1072 528 2047 0 1299-417 2152-1252 2558-441 211-1258 317-2449 317-1117 0-1909-479-2378-1438-197-617-394-1234-591-1851l1590-537c56 520 117 911 183 1171 225 811 586 1291 1083 1437 113 32 240 57 380 73 141 16 277 24 408 24 498 0 901-138 1211-414 309-276 464-698 464-1267 0-618-112-1020-338-1206-225-187-647-281-1266-281-723 0-1304-170-1745-511-573-439-859-1129-859-2071 0-844 197-1485 591-1924 394-438 896-658 1506-658 178 0 352 17 521 49 169 33 356 85 563 158 206 74 394 151 563 232l225-1803h-5207v-1315h8190zM39137 7186zM50973 7186h-1830l-506 3703c-151-114-364-219-641-317-276-97-626-146-1048-146-526 0-981 272-1365 816-385 544-605 1263-662 2156-9 113-14 284-14 511 0 780 122 1398 366 1853 244 454 563 682 957 682 544 0 973-228 1288-682 314-455 537-1122 668-1999l1506 1292c-272 504-539 1007-802 1510-601 812-1365 1218-2294 1218h-239c-66 0-132 0-197 0-94-32-164-48-211-48-657-130-1211-520-1661-1170-525-763-788-1737-788-2924 0-1526 293-2667 880-3422 586-755 1362-1133 2329-1133l816 73 281-1973h-4489v-1315h7656zM50973 7186zM54012 7186h-1236l-1137 8105c-31 146-49 260-59 341-40 276-58 523-58 735 0 328 61 523 182 588 169 98 343-16 521-341s268-674 268-1047l577 950c-76 389-305 804-690 1242-300 341-596 512-887 512-112 0-197-9-253-25s-145-65-267-146c-272-195-469-520-591-974-85-325-127-715-127-1170 0-341 0-527 0-560l1168-8210h-1407v-1315h3996zM54012 7186zM60500 7186h-1449l-324 2509h-1703c-394 0-647 25-760 73-263 114-408 366-436 755 0 342 73 569 218 683 143 113 361 170 652 170 167 0 335-8 504-24 167-17 336-33 505-49 626 0 1083 219 1374 658 260 389 392 950 392 1680 0 163 0 285 0 366-57 1008-380 1755-971 2242-460 373-1023 560-1689 560l-732-97c-37 130-68 263-91 402-24 138-35 296-35 475 0 211 32 373 98 487 122 227 324 341 605 341 225 0 460-65 704-195l-408 1291c-28 16-115 36-261 61-145 24-265 36-359 36-150 0-300-20-450-61-150-40-295-101-436-182-263-163-453-398-570-707-117-308-176-665-176-1071 0-358 47-756 141-1194-225-179-413-365-563-560-216-293-324-593-324-902 0-520 115-930 347-1231 232-300 507-450 821-450 251 0 469 93 659 280s324 475 397 865c37 146 56 350 56 610 0 81 0 162 0 243 0 114 0 195 0 244l239 24c169 0 296 0 380 0 394 0 723-142 985-430 263-289 394-720 394-1296 0-447-119-776-359-983-239-207-546-312-921-312-713 0-1253-106-1619-317-563-325-844-918-844-1778 0-812 249-1381 746-1705 159-98 408-179 746-244h1562l169-1267h-4053v-1315h6839zM60500 7186zM66312 7186h-6164v-1315h6164zM66312 7186zM67424 9525l-127 1413c-131-65-288-130-471-195s-345-98-486-98c-93 33-192 86-295 159s-174 125-211 158c-19 308-33 520-42 633-10 114-33 268-71 463-84 471-244 824-478 1060-235 235-493 353-774 353-272 0-507-110-704-329s-296-516-296-889c0-487 136-950 409-1388 178-277 417-545 717-804-65-130-150-236-253-317s-239-122-408-122c-535 0-1004 414-1407 1243-404 828-606 1778-606 2849 0 650 97 1252 289 1804s481 877 865 974c38 17 99 25 183 25 244 0 484-122 718-366 160-162 328-398 507-706l281 1461c-94 98-178 171-253 220-469 357-938 536-1407 536-160 0-333-25-521-73-601-130-1088-581-1464-1352-375-772-563-1694-563-2766 0-1575 352-2842 1056-3800 647-877 1445-1315 2392-1315 451 0 835 162 1154 487 150 162 319 414 507 755 37-16 119-57 246-122s218-97 275-97c65 0 164 0 295 0 150 0 303 16 457 52 155 33 317 65 486 94zM67424 9525zM75586 7186h-1236l-1137 8105c-31 150-50 268-59 353-40 284-59 536-59 755 0 337 61 536 183 605 169 97 343-20 521-357 178-333 267-695 267-1080l577 950c-75 389-305 804-689 1242-300 341-596 512-887 512-112 0-197-9-253-25s-146-65-267-146c-273-195-470-520-592-974-84-325-126-715-126-1170 0-341 0-527 0-560l359-2469-2386 8 533-1510 2073-4 605-4235h-2915c84 114 150 211 197 293 300 552 450 1140 450 1774 0 81-9 235-28 463-84 958-399 1725-943 2310-347 373-755 641-1224 803 47 260 91 516 133 768 43 251 71 430 85 528 14 97 44 601 91 1511 47 913 207 1368 479 1368 216 0 469-146 760-439 206-211 375-430 506-657l676 1266c-160 163-300 293-422 390-451 390-920 585-1408 585-65 0-126 0-182 0-94-33-160-49-198-49-628-97-1064-617-1308-1559-254-1494-498-2802-732-3923-103-471-249-820-436-1047-141-130-282-268-423-414 66-130 221-272 465-426 244-155 460-232 647-232 254 0 469 146 648 439 122 194 225 462 309 803 300-146 544-357 732-633 310-455 464-1072 464-1851 0-487-51-942-154-1364-57-228-141-463-254-707h-3068v-1315h9626zM75586 7186zM87084 7186h-1154c28 276 42 528 42 755 0 195-7 471-21 829-14 357-21 568-21 633 0 1348-258 2436-774 3264-591 958-1201 1437-1830 1437l-183-804c329-503 657-1006 986-1510 300-747 487-1640 562-2679 29-471 43-893 43-1267v-390c0-113 0-203 0-268h-2430l-1060 7796c-10 114-17 207-22 280-4 73-11 150-21 232 0 406 71 730 211 974 207 357 554 536 1042 536 319 0 760-236 1323-706 469-390 769-699 900-926l606 1632c-66 110-296 280-690 503-919 524-1759 788-2519 788-854 0-1464-374-1830-1117-244-503-365-1132-365-1895 0-143 2-264 7-362 4-97 11-187 21-269l1041-7466h-1224v-1315h7360zM87084 7186zM96556 7186h-1236l-1138 8105c-30 146-49 260-58 341-40 276-59 523-59 735 0 328 61 523 183 588 169 98 342-16 521-341 178-325 267-674 267-1047l577 950c-75 389-305 804-690 1242-300 341-595 512-886 512-113 0-197-9-253-25-57-16-146-65-268-146-272-195-469-520-591-974-84-325-127-715-127-1170 0-341 0-527 0-560l678-4657c-223-61-410-94-560-94-94 33-193 86-293 159-104 73-174 125-212 158-18 308-32 520-42 633-9 114-33 268-70 463-85 471-244 824-476 1060-235 235-493 353-772 353-272 0-507-110-701-329-197-219-296-516-296-889 0-487 136-950 408-1388 179-277 418-545 718-804-66-130-150-236-253-317s-239-122-408-122c-535 0-1004 414-1408 1243-404 828-606 1778-606 2849 0 650 96 1252 289 1804 192 552 482 877 866 974 38 17 99 25 183 25 244 0 483-122 718-366 159-162 328-398 506-706l282 1510c-94 90-178 159-253 207-469 333-939 500-1408 500-159 0-333-25-520-73-602-130-1090-581-1465-1352-375-772-563-1694-563-2766 0-1575 352-2842 1056-3800 647-877 1448-1315 2395-1315 451 0 835 162 1154 487 150 162 319 414 507 755 37-16 120-57 246-122 127-65 218-97 275-97 171 0 288 0 354 0 103 0 192 0 267 0s169 0 282 0l323-2193h-7267v-1315h9824zM96556 7186zM99075 15494l-549 2703h-1787l563-2703zM99075 15494zM106815 7186h-1154c28 276 42 528 42 755 0 195-7 471-21 829-14 357-21 568-21 633 0 1348-258 2436-774 3264-591 958-1201 1437-1829 1437l-183-804c328-503 656-1006 985-1510 300-747 488-1640 563-2679 28-471 42-893 42-1267v-390c0-113 0-203 0-268h-2430l-1060 7796c-10 114-17 207-21 280-5 73-12 150-21 232 0 406 70 730 211 974 206 357 553 536 1041 536 319 0 760-236 1323-706 469-390 769-699 901-926l605 1632c-66 110-296 280-690 503-919 524-1759 788-2519 788-854 0-1463-374-1829-1117-244-503-366-1132-366-1895 0-143 2-264 7-362 5-97 12-187 21-269l1041-7466h-1224v-1315h7360zM106815 7186zM116286 7186h-1236l-1137 8105c-31 146-50 260-59 341-40 276-59 523-59 735 0 328 61 523 183 588 169 98 343-16 521-341s267-674 267-1047l577 950c-75 389-305 804-689 1242-300 341-596 512-887 512-112 0-197-9-253-25s-146-65-268-146c-272-195-469-520-591-974-84-325-126-715-126-1170 0-341 0-527 0-560l678-4657c-223-61-411-94-561-94-94 33-192 86-293 159-103 73-174 125-211 158-19 308-33 520-43 633-9 114-32 268-70 463-84 471-244 824-476 1060-235 235-493 353-772 353-272 0-506-110-701-329-197-219-295-516-295-889 0-487 136-950 408-1388 178-277 417-545 717-804-65-130-150-236-253-317s-239-122-408-122c-535 0-1004 414-1407 1243-404 828-606 1778-606 2849 0 650 97 1252 289 1804s481 877 865 974c38 17 99 25 183 25 244 0 484-122 718-366 160-162 329-398 507-706l281 1510c-94 90-178 159-253 207-469 333-938 500-1407 500-160 0-333-25-521-73-601-130-1088-581-1464-1352-375-772-563-1694-563-2766 0-1575 352-2842 1056-3800 647-877 1447-1315 2395-1315 450 0 835 162 1154 487 150 162 319 414 506 755 38-16 120-57 247-122 126-65 218-97 274-97 171 0 288 0 354 0 103 0 192 0 267 0 76 0 169 0 282 0l324-2193h-7267v-1315h9823zM116286 7186zM118805 15494l-549 2703h-1787l563-2703z">
            <text:p/>
          </draw:path>
          <draw:path draw:style-name="gr2" draw:text-style-name="P2" draw:layer="layout" svg:width="47.327cm" svg:height="18.269cm" svg:x="175.229cm" svg:y="81.168cm" svg:viewBox="0 0 47328 18270" svg:d="M3630 12521l760-5336h-1970l-591 3899c0 130 0 243 0 341 0 422 47 763 141 1023 140 406 384 609 732 609 290 49 600-130 928-536zM3630 12521zM3405 14080c-141 89-288 166-443 227s-307 90-458 90c-65 0-117 0-154 0-741 0-1262-415-1562-1243-188-519-282-1169-282-1948 0-98 0-175 0-232s-2-109-5-158l596-3631h-1097v-1315h6952v1315h-1239l-1112 8113c-37 146-61 260-70 341-47 276-70 519-70 731 0 324 61 519 183 584 168 98 342-16 520-341 179-325 268-674 268-1047l577 950c-75 389-305 804-690 1242-300 341-596 512-887 512-112 0-197-9-253-25s-145-65-267-146c-272-195-469-520-591-974-85-325-127-715-127-1170 0-341 0-527 0-560zM3405 14080zM10498 7185l-1264-12-1112 8113c-31 150-49 264-56 345-40 276-59 523-59 735 0 328 61 523 183 588 169 98 342-16 521-341 178-325 267-674 267-1047l577 950c-75 389-305 804-690 1242-300 341-595 512-886 512-113 0-197-9-253-25-57-16-146-65-268-146-272-195-469-520-591-974-84-325-127-715-127-1170 0-341 0-527 0-560l1168-8210h-1433v-1315h1656c19-130 57-463 113-999 59-536 96-946 115-1230s28-491 28-621c0-536-59-974-176-1315s-253-532-408-573c-155-40-284-61-387-61-516 0-978 276-1386 828-408 553-612 1227-612 2022 0 163 7 321 21 475 11 155 91 345 234 573 19 32 59 89 122 170l40 585c-47 16-115 32-209 49-91 16-166 24-222 24-465 0-796-175-995-524s-300-816-300-1400c0-1251 361-2233 1083-2948 620-617 1351-925 2196-925 985 0 1618 288 1900 864 281 577 422 1458 422 2643 0 325-17 666-49 1023-33 357-83 804-148 1340h985zM10498 7185zM13144 15493l-549 2703h-1787l562-2703zM13144 15493zM27288 7185h-1236l-1138 8105c-30 146-49 260-58 341-40 276-59 523-59 735 0 328 61 523 183 588 169 98 342-16 521-341 178-325 267-674 267-1047l577 950c-75 389-305 804-690 1242-300 341-595 512-886 512-113 0-197-9-253-25-57-16-146-65-268-146-272-195-469-520-592-974-84-325-127-715-127-1170 0-341 0-527 0-560l553-3779-1758 4-279 2070c-94 471-303 901-626 1291-322 390-695 585-1117 585-66 0-127 0-183 0-91-33-157-49-195-49-506-81-877-284-1109-609-300-422-450-1072-450-1949 0-763 169-1396 506-1900 338-503 737-755 1197-755h1111l451-3119h-3406v-1315h9064zM27288 7185zM24722 7185h-1755l-437 3119h1742zM24722 7185zM20982 11620h-323c-282 0-521 130-718 389-197 260-329 634-394 1121-10 49-14 138-14 268 0 276 47 524 140 743 94 219 240 329 437 329 234 0 408-195 520-585 29-130 61-333 99-609zM20982 11620zM29497 6576h-1308c0-389-193-1299-577-2728-423-1575-760-2363-1014-2363-159 0-330 33-513 98s-364 146-542 243l-282-974c235-162 441-292 620-390 356-195 666-292 928-292 122 0 249 24 380 73 394 162 892 1218 1492 3167 544 1754 816 2809 816 3166zM29497 6576zM30694 7185h-1236l-1138 8105c-31 146-49 260-59 341-40 276-58 523-58 735 0 328 61 523 183 588 168 98 342-16 520-341 179-325 268-674 268-1047l577 950c-75 389-305 804-690 1242-300 341-596 512-886 512-113 0-197-9-254-25-56-16-145-65-267-146-272-195-469-520-591-974-85-325-127-715-127-1170 0-341 0-527 0-560l1168-8210h-1407v-1315h3997zM30694 7185zM36675 7185h-1844c84 260 155 552 211 877s85 674 85 1048c0 261-10 463-29 610-84 958-398 1729-942 2314-348 373-756 641-1225 804 47 259 92 515 134 767s70 426 84 524c14 97 50 584 106 1461s220 1315 492 1315c207 0 455-203 746-608 94-130 221-333 380-609l774 1510c-291 227-577 454-858 682-310 178-624 268-943 268-66 0-127 0-183 0-94-33-164-49-211-49-629-97-1065-617-1309-1559-253-1494-497-2801-732-3922-103-471-248-820-436-1047-141-130-281-268-422-414 66-130 220-272 464-426 244-155 460-232 648-232 253 0 469 146 647 439 122 194 225 462 310 803 300-146 544-357 731-633 310-455 465-1072 465-1851 0-488-52-943-155-1365-56-228-141-463-253-707h-3068v-1315h6333zM36675 7185zM43880 7185h-1238l-1112 8113c-38 146-61 260-71 341-47 276-70 519-70 731 0 324 61 519 183 584 169 98 342-16 521-341 178-325 267-674 267-1047l577 950c-75 389-303 804-682 1242-298 341-592 512-878 512-112 0-194-9-251-25-56-16-145-65-265-146-269-195-464-520-586-974-82-325-124-715-124-1170 0-341 0-527 0-560 47-32 93-57 140-73s99-24 155-24c66 0 99 32 99 97-179 146-413 284-704 414s-600 195-929 195c-657 0-1196-268-1618-804-488-617-732-1469-732-2557 0-1494 267-2655 802-3484 488-764 1126-1145 1914-1145 357 0 680 89 971 267 216 130 380 285 493 463l-296 903c-19 0-173-82-464-244-179-97-300-146-366-146-132 0-258 24-380 73s-244 122-366 219l1614 3617 835-5981h-5137v-1315h7698zM43880 7185zM40151 14299l-1853-4068c-125 211-221 459-291 743-73 284-108 638-108 1060 0 617 91 1181 277 1693 185 511 483 840 891 986 134 33 227 49 286 49 171 0 314-37 434-110s239-191 364-353zM40151 14299zM47328 7185l-1264-12-1112 8113c-31 150-49 264-56 345-40 276-59 523-59 735 0 328 61 523 183 588 169 98 342-16 521-341 178-325 267-674 267-1047l577 950c-75 389-305 804-690 1242-300 341-595 512-886 512-113 0-197-9-254-25-56-16-145-65-267-146-272-195-469-520-591-974-84-325-127-715-127-1170 0-341 0-527 0-560l1168-8210h-1433v-1315h1656c19-130 57-463 113-999 58-536 96-946 115-1230 18-284 28-491 28-621 0-536-59-974-176-1315s-253-532-408-573c-155-40-284-61-387-61-516 0-978 276-1386 828-408 553-613 1227-613 2022 0 163 8 321 22 475 11 155 91 345 234 573 19 32 59 89 122 170l40 585c-47 16-115 32-209 49-91 16-166 24-223 24-464 0-795-175-994-524s-300-816-300-1400c0-1251 361-2233 1083-2948 620-617 1351-925 2196-925 985 0 1618 288 1900 864 281 577 422 1458 422 2643 0 325-17 666-50 1023-32 357-82 804-147 1340h985z">
            <text:p/>
          </draw:path>
        </draw:g>
        <draw:path draw:style-name="gr2" draw:text-style-name="P2" draw:layer="layout" svg:width="143.068cm" svg:height="26.257cm" svg:x="79.511cm" svg:y="5.873cm" svg:viewBox="0 0 143069 26258" svg:d="M13740 16626v-5280h12120v10827c-2317 1579-4369 2660-6155 3228-1785 574-3902 857-6349 857-3016 0-5469-514-7367-1543-1904-1023-3376-2554-4417-4588-1046-2035-1572-4364-1572-6995 0-2773 573-5185 1714-7238 1147-2046 2820-3601 5026-4665 1720-822 4038-1229 6947-1229 2802 0 4901 254 6296 762 1390 509 2543 1295 3465 2365 916 1064 1608 2418 2069 4063l-7568 1348c-313-958-845-1691-1590-2200-739-509-1691-763-2844-763-1720 0-3092 597-4115 1792-1023 1201-1537 3087-1537 5676 0 2749 520 4712 1555 5889 1029 1177 2471 1769 4322 1769 875 0 1714-130 2507-385 798-254 1714-686 2737-1295v-2395zM13740 16626zM30626 25827v-25396h13079c2424 0 4280 207 5557 627 1283 414 2318 1182 3104 2312 787 1123 1177 2495 1177 4110 0 1413-302 2625-899 3648-603 1022-1431 1850-2477 2489-674 402-1590 739-2755 999 934 313 1614 627 2045 940 284 207 704 650 1254 1330 550 686 916 1206 1100 1579l3795 7362h-8868l-4192-7764c-532-999-1005-1656-1425-1957-562-390-1206-586-1921-586h-692v10307zM30626 25827zM38508 10720h3311c354 0 1046-113 2075-343 520-107 946-373 1277-798 325-426 491-917 491-1473 0-821-260-1448-781-1887-520-443-1495-662-2926-662h-3447zM38508 10720zM76223 21635h-8940l-1229 4192h-8018l9543-25396h8555l9549 25396h-8213zM76223 21635zM74579 16141l-2808-9128-2791 9128zM74579 16141zM88243 431h7331l9560 14049v-14049h7398v25396h-7398l-9513-13943v13943h-7378zM88243 431zM116753 13144c0-4145 1159-7374 3465-9680 2312-2312 5528-3464 9649-3464 4227 0 7485 1135 9773 3405 2282 2264 3429 5446 3429 9532 0 2968-502 5404-1502 7303-999 1897-2441 3376-4327 4434-1892 1058-4240 1584-7060 1584-2861 0-5232-455-7112-1365-1875-917-3394-2359-4565-4334-1165-1976-1750-4447-1750-7415zM116753 13144zM124605 13179c0 2566 473 4405 1425 5528 952 1119 2252 1680 3890 1680 1685 0 2992-549 3914-1644 922-1100 1389-3069 1389-5907 0-2394-484-4138-1448-5244-964-1101-2270-1651-3926-1651-1579 0-2850 556-3808 1681-957 1117-1436 2973-1436 5557z">
          <text:p/>
        </draw:path>
        <draw:path draw:style-name="gr2" draw:text-style-name="P2" draw:layer="layout" svg:width="105.695cm" svg:height="25.394cm" svg:x="118.302cm" svg:y="40.548cm" svg:viewBox="0 0 105696 25395" svg:d="M0 0h7851v19140h12245v6255h-20096zM0 0zM40706 21203h-8939l-1230 4192h-8017l9542-25395h8556l9548 25395h-8212zM40706 21203zM39063 15710l-2809-9129-2790 9129zM39063 15710zM52726 0h7332l9561 14048v-14048h7396v25395h-7396l-9513-13942v13942h-7380zM52726 0zM82330 0h11659c2295 0 4151 313 5570 934 1413 626 2584 1519 3506 2684 922 1171 1590 2524 2010 4074 414 1550 621 3187 621 4920 0 2713-307 4818-928 6314-615 1497-1472 2750-2572 3755-1094 1011-2270 1685-3530 2022-1720 462-3281 692-4677 692h-11659zM82330 0zM90176 5752v13873h1922c1643 0 2808-178 3500-544 691-362 1235-1000 1631-1905 391-905 586-2377 586-4411 0-2690-438-4529-1313-5522-881-994-2335-1491-4369-1491z">
          <text:p/>
        </draw:path>
        <draw:g>
          <draw:path draw:style-name="gr3" draw:text-style-name="P3" draw:layer="layout" svg:width="7.821cm" svg:height="8.244cm" svg:x="217.485cm" svg:y="-2.473cm" svg:viewBox="0 0 7822 8245" svg:d="M3910 0c2160 0 3912 1845 3912 4122 0 2278-1752 4123-3912 4123-2159 0-3910-1845-3910-4123 0-2277 1751-4122 3910-4122z">
            <text:p/>
          </draw:path>
          <draw:path draw:style-name="gr2" draw:text-style-name="P2" draw:layer="layout" svg:width="3.497cm" svg:height="3.968cm" svg:x="219.865cm" svg:y="-0.335cm" svg:viewBox="0 0 3498 3969" svg:d="M0 3969v-3969h1760c354 0 622 36 806 107s331 196 442 377c110 181 164 380 164 598 0 282-90 519-273 712-182 194-464 317-845 369 140 67 245 133 317 198 154 141 299 317 436 528l691 1080h-661l-525-826c-153-238-280-421-380-546-98-127-188-215-267-265-78-51-158-86-239-107-60-12-157-18-293-18h-609v1762zM0 3969zM524 1751h1129c241 0 429-25 564-75 136-49 238-129 309-238 70-109 105-227 105-356 0-187-67-341-204-463-136-121-351-181-646-181h-1257z">
            <text:p/>
          </draw:path>
        </draw:g>
        <draw:path draw:style-name="gr4" draw:text-style-name="P4" draw:layer="layout" svg:width="16.234cm" svg:height="16.63cm" svg:x="53.294cm" svg:y="-7.229cm" svg:viewBox="0 0 16235 16631" svg:d="M8118 0c4482 0 8117 3723 8117 8316 0 4591-3635 8315-8117 8315-4484 0-8118-3724-8118-8315 0-4593 3634-8316 8118-8316zM8118 0zM8118 1962c3424 0 6201 2845 6201 6354 0 3507-2777 6352-6201 6352-3425 0-6202-2845-6202-6352 0-3509 2777-6354 6202-6354z">
          <text:p/>
        </draw:path>
        <draw:polygon draw:style-name="gr4" draw:text-style-name="P4" draw:layer="layout" svg:width="7.453cm" svg:height="1.989cm" svg:x="62.063cm" svg:y="-7.187cm" svg:viewBox="0 0 7454 1990" draw:points="0,0 7454,0 7454,1990 0,1863">
          <text:p/>
        </draw:polygon>
        <draw:path draw:style-name="gr5" draw:text-style-name="P5" draw:layer="layout" svg:width="6.201cm" svg:height="6.323cm" svg:x="58.311cm" svg:y="11.213cm" svg:viewBox="0 0 6202 6324" svg:d="M3100 0c1713 0 3102 1415 3102 3161 0 1747-1389 3163-3102 3163-1712 0-3100-1416-3100-3163 0-1746 1388-3161 3100-3161z">
          <text:p/>
        </draw:path>
        <draw:polygon draw:style-name="gr6" draw:text-style-name="P2" draw:layer="layout" svg:width="3.387cm" svg:height="1.195cm" svg:x="187.835cm" svg:y="92.102cm" svg:viewBox="0 0 3388 1196" draw:points="0,0 3388,0 3388,1196 0,1196">
          <text:p/>
        </draw:polygon>
        <draw:polygon draw:style-name="gr7" draw:text-style-name="P6" draw:layer="layout" svg:width="49.063cm" svg:height="21.162cm" svg:x="53.294cm" svg:y="44.37cm" svg:viewBox="0 0 49064 21163" draw:points="0,5290 33409,5290 33409,0 49064,10581 33409,21163 33409,15873 0,15873">
          <text:p/>
        </draw:polygon>
        <draw:polygon draw:style-name="gr1" draw:text-style-name="P1" draw:layer="layout" svg:width="243.84cm" svg:height="243.84cm" svg:x="-457.541cm" svg:y="1.776cm" svg:viewBox="0 0 243841 243841" draw:points="0,0 243841,0 243841,243841 0,243841">
          <text:p/>
        </draw:polygon>
        <draw:path draw:style-name="gr2" draw:text-style-name="P2" draw:layer="layout" svg:width="190.755cm" svg:height="35.009cm" svg:x="-415.34cm" svg:y="36.626cm" svg:viewBox="0 0 190756 35010" svg:d="M18320 22168v-7040h16160v14435c-3090 2105-5825 3548-8206 4304-2381 765-5203 1143-8467 1143-4020 0-7291-685-9822-2057-2538-1364-4501-3406-5889-6117-1395-2713-2096-5819-2096-9327 0-3697 764-6914 2286-9650 1529-2728 3760-4801 6700-6220 2294-1096 5384-1639 9263-1639 3736 0 6535 338 8395 1016 1853 678 3390 1727 4620 3154 1222 1419 2144 3224 2759 5416l-10090 1798c-418-1277-1128-2255-2121-2934-985-678-2255-1017-3792-1017-2294 0-4123 796-5486 2390-1364 1600-2050 4115-2050 7568 0 3665 694 6282 2073 7851 1372 1570 3295 2358 5763 2358 1167 0 2286-173 3342-512 1064-339 2286-916 3650-1728v-3192zM18320 22168zM40834 34435v-33860h17437c3232 0 5708 276 7411 836 1710 551 3090 1576 4138 3082 1049 1498 1569 3327 1569 5480 0 1884-402 3500-1198 4863-804 1364-1908 2468-3303 3319-899 536-2121 986-3674 1333 1246 417 2152 835 2728 1253 378 276 938 867 1671 1774 733 914 1222 1608 1466 2104l5061 9816h-11825l-5589-10352c-709-1332-1340-2207-1900-2609-748-520-1608-780-2562-780h-922v13741zM40834 34435zM51342 14293h4415c473 0 1395-150 2767-458 693-142 1261-496 1702-1064 434-567 655-1222 655-1963 0-1096-347-1931-1041-2515-694-592-1994-883-3902-883h-4596zM51342 14293zM101629 28846h-11920l-1640 5589h-10689l12723-33860h11408l12731 33860h-10949zM101629 28846zM99438 21521l-3745-12171-3721 12171zM99438 21521zM117656 575h9775l12747 18731v-18731h9862v33860h-9862l-12684-18589v18589h-9838zM117656 575zM155668 17525c0-5526 1545-9832 4620-12906 3082-3082 7370-4619 12865-4619 5636 0 9980 1513 13031 4540 3042 3019 4572 7261 4572 12709 0 3957-670 7205-2003 9736-1332 2531-3255 4502-5770 5913-2523 1411-5652 2112-9412 2112-3816 0-6977-607-9484-1821-2499-1222-4525-3145-6086-5778-1552-2634-2333-5929-2333-9886zM155668 17525zM166137 17572c0 3421 630 5873 1900 7371 1269 1491 3003 2239 5187 2239 2246 0 3989-733 5218-2192 1230-1466 1853-4091 1853-7875 0-3193-647-5518-1931-6993-1285-1467-3028-2200-5235-2200-2105 0-3799 741-5077 2240-1277 1490-1915 3965-1915 7410z">
          <text:p/>
        </draw:path>
        <draw:path draw:style-name="gr2" draw:text-style-name="P2" draw:layer="layout" svg:width="140.926cm" svg:height="33.858cm" svg:x="-363.618cm" svg:y="82.859cm" svg:viewBox="0 0 140927 33859" svg:d="M0 0h10468v25519h16326v8340h-26794zM0 0zM54275 28270h-11920l-1639 5589h-10690l12724-33859h11406l12732 33859h-10950zM54275 28270zM52083 20946l-3744-12172-3721 12172zM52083 20946zM70301 0h9776l12747 18731v-18731h9862v33859h-9862l-12684-18589v18589h-9839zM70301 0zM109773 0h15545c3059 0 5534 417 7426 1245 1884 836 3445 2026 4675 3579 1229 1561 2120 3366 2680 5432 552 2066 828 4249 828 6559 0 3619-410 6425-1238 8419-820 1996-1963 3667-3429 5007-1458 1348-3027 2247-4706 2696-2294 615-4375 922-6236 922h-15545zM109773 0zM120234 7670v18496h2562c2191 0 3744-237 4666-726 923-482 1648-1333 2176-2539 520-1206 781-3169 781-5881 0-3587-584-6038-1751-7363-1174-1325-3113-1987-5825-1987z">
          <text:p/>
        </draw:path>
        <draw:g>
          <draw:path draw:style-name="gr8" draw:text-style-name="P3" draw:layer="layout" svg:width="10.428cm" svg:height="10.992cm" svg:x="-231.374cm" svg:y="25.497cm" svg:viewBox="0 0 10429 10993" svg:d="M5215 0c2879 0 5214 2461 5214 5496 0 3036-2335 5497-5214 5497-2881 0-5215-2461-5215-5497 0-3035 2334-5496 5215-5496z">
            <text:p/>
          </draw:path>
          <draw:path draw:style-name="gr2" draw:text-style-name="P2" draw:layer="layout" svg:width="4.663cm" svg:height="5.291cm" svg:x="-228.201cm" svg:y="28.348cm" svg:viewBox="0 0 4664 5292" svg:d="M0 5292v-5292h2346c472 0 830 48 1076 142 246 95 442 263 589 503 147 241 220 508 220 798 0 376-121 691-365 949-243 258-619 422-1127 492 186 89 327 177 423 264 204 187 399 423 582 704l920 1440h-880l-701-1102c-205-316-373-560-507-728-131-169-250-287-354-353-105-68-211-115-319-142-80-16-210-25-391-25h-813v2350zM0 5292zM699 2335h1507c319 0 570-33 750-100 181-66 318-172 411-317 94-146 142-303 142-475 0-250-91-455-273-617-182-161-469-241-862-241h-1675z">
            <text:p/>
          </draw:path>
        </draw:g>
        <draw:g>
          <draw:path draw:style-name="gr9" draw:text-style-name="P4" draw:layer="layout" svg:width="21.646cm" svg:height="22.174cm" svg:x="-450.295cm" svg:y="19.156cm" svg:viewBox="0 0 21647 22175" svg:d="M10823 0c5978 0 10824 4964 10824 11087 0 6124-4846 11088-10824 11088-5977 0-10823-4964-10823-11088 0-6123 4846-11087 10823-11087zM10823 0zM10823 2617c4566 0 8270 3793 8270 8470s-3704 8471-8270 8471c-4565 0-8269-3794-8269-8471s3704-8470 8269-8470z">
            <text:p/>
          </draw:path>
          <draw:polygon draw:style-name="gr9" draw:text-style-name="P4" draw:layer="layout" svg:width="9.938cm" svg:height="2.651cm" svg:x="-438.604cm" svg:y="19.211cm" svg:viewBox="0 0 9939 2652" draw:points="0,0 9939,0 9939,2652 0,2482">
            <text:p/>
          </draw:polygon>
          <draw:path draw:style-name="gr5" draw:text-style-name="P5" draw:layer="layout" svg:width="8.269cm" svg:height="8.431cm" svg:x="-443.606cm" svg:y="43.745cm" svg:viewBox="0 0 8270 8432" svg:d="M4135 0c2284 0 4135 1887 4135 4216s-1851 4216-4135 4216-4135-1887-4135-4216 1851-4216 4135-4216z">
            <text:p/>
          </draw:path>
        </draw:g>
        <draw:g>
          <draw:g>
            <draw:path draw:style-name="gr2" draw:text-style-name="P2" draw:layer="layout" svg:width="158.404cm" svg:height="26.145cm" svg:x="-446.627cm" svg:y="203.372cm" svg:viewBox="0 0 158405 26146" svg:d="M13022 9582h-1649l-1507 10740c-44 206-72 357-81 471-56 379-85 714-85 1007 0 449 82 714 244 806 225 130 457-21 695-454 237-433 356-899 356-1397l769 1267c-100 519-406 1071-919 1656-400 455-794 682-1182 682-150 0-263-11-338-32-75-22-194-87-356-195-363-260-626-693-789-1299-112-433-168-953-168-1559 0-455 0-704 0-747l1595-10946h-3641c276 541 482 990 620 1358 425 1169 638 2355 638 3562 0 152 0 292 0 422-25 217-38 368-38 455-125 1532-519 2739-1179 3627-660 883-1485 1327-2471 1327-200 0-347 0-447 0-688 0-1307-357-1864-1073-553-715-831-1581-831-2598 0-152 0-271 0-358 75-1190 334-2100 778-2728s973-942 1586-942c187 0 388 33 600 98 213 65 469 211 770 438 300 228 487 396 562 504l-356 1689c-125-217-266-396-422-536-157-141-297-211-422-211-376 0-685 189-929 568s-366 861-366 1445c0 628 112 1121 338 1478 225 357 538 568 938 633 600 0 1088-422 1463-1266 338-758 507-1689 507-2793 0-866-125-1906-375-3118-188-931-357-1592-507-1981h-4559v-1754h13022zM13022 9582zM9963 18805c-313 542-594 1019-844 1430-726 1191-1395 2176-2008 2956-175 238-428 525-760 861-331 335-660 676-985 1023l-1426-2436c525-195 944-368 1257-520 313-151 594-336 844-552 513-455 970-920 1370-1397 300-368 594-737 882-1105 500-151 788-233 863-243 75-11 344-17 807-17zM9963 18805zM11333 8770h-1745c0-520-257-1733-770-3639-562-2100-1013-3150-1351-3150-212 0-440 43-684 130-244 86-485 194-723 324l-375-1299c313-216 588-390 826-519 475-260 888-390 1238-390 163 0 331 32 507 97 525 217 1188 1624 1989 4222 725 2340 1088 3747 1088 4224zM11333 8770zM24561 9582h-1648l-1517 10805c-40 195-65 346-78 455-53 368-78 698-78 979 0 439 81 699 244 785 225 130 457-21 694-454 238-433 357-899 357-1397l769 1267c-100 519-406 1071-919 1656-401 455-795 682-1182 682-151 0-263-11-338-32-75-22-194-87-357-195-362-260-625-693-788-1299-112-433-169-953-169-1559 0-455 0-704 0-747l917-6280c-488-320-954-590-1405-807-684-319-1257-482-1720-482-822 0-1529 395-2120 1186-591 790-888 1737-888 2842 0 714 135 1272 403 1672 269 401 579 601 929 601 288 0 554-119 798-357s409-596 497-1072c25-130 44-271 56-422 13-152 19-293 19-422 0-542-100-1083-300-1624-125-347-325-758-601-1235 50 0 216-27 498-81 281-54 472-81 572-81 463 0 825 173 1088 520 350 476 526 1266 526 2371 0 1277-338 2273-1014 2989-613 649-1338 974-2176 974-863 0-1583-357-2158-1072-626-780-938-1809-938-3086 0-1754 538-3118 1613-4092 901-823 1952-1235 3153-1235 650 0 1313 109 1989 325 337 108 835 314 1485 617l375-2695h-8728v-1754h12140zM24561 9582zM27488 8770h-1745c0-520-256-1733-769-3639-563-2100-1013-3150-1351-3150-213 0-441 43-685 130-244 86-485 194-722 324l-375-1299c312-216 587-390 825-519 475-260 888-390 1239-390 162 0 331 32 506 97 526 217 1189 1624 1989 4222 726 2340 1088 3747 1088 4224zM27488 8770zM29083 9582h-1648l-1516 10805c-41 195-66 346-79 455-53 368-78 698-78 979 0 439 81 699 244 785 225 130 457-21 694-454 238-433 357-899 357-1397l769 1267c-100 519-406 1071-919 1656-401 455-795 682-1182 682-150 0-263-11-338-32-75-22-194-87-357-195-362-260-625-693-788-1299-112-433-169-953-169-1559 0-455 0-704 0-747l1558-10946h-1877v-1754h5329zM29083 9582zM41712 9582h-1648l-1517 10805c-41 195-66 346-79 455-53 368-78 698-78 979 0 439 81 699 244 785 225 130 457-21 694-454 238-433 358-899 358-1397l769 1267c-100 519-406 1071-920 1656-401 455-795 682-1182 682-150 0-263-11-338-32-75-22-194-87-357-195-362-260-625-693-788-1299-112-433-169-953-169-1559 0-455 0-704 0-747l904-6210c-297-81-547-125-747-125-125 44-257 114-391 212-138 97-232 167-282 211-25 411-43 692-56 844-12 152-44 357-94 617-112 628-325 1099-635 1413-312 314-656 471-1028 471-363 0-676-146-935-439-263-292-395-687-395-1185 0-650 182-1267 545-1851 237-368 556-726 957-1072-88-173-201-314-338-422-138-109-319-163-544-163-713 0-1339 552-1877 1657-538 1104-807 2371-807 3800 0 866 129 1668 385 2404 257 736 641 1169 1154 1299 50 22 131 33 244 33 325 0 644-163 957-488 213-216 438-530 675-941l376 2013c-125 119-238 211-338 276-625 444-1251 666-1876 666-213 0-444-32-695-97-800-174-1451-774-1951-1803-500-1028-751-2258-751-3687 0-2100 469-3789 1408-5067 863-1169 1929-1754 3193-1754 600 0 1113 217 1538 650 200 217 426 552 676 1007 50-22 159-76 328-163 169-86 291-129 366-129 228 0 385 0 472 0 138 0 257 0 357 0s225 0 375 0l432-2923h-9689v-1754h13098zM41712 9582zM40436 8640h-1652c75-433-259-1722-1004-3866-744-2144-1297-3259-1660-3345h-394c-188 0-588 75-1201 227l582-1397c25-21 150-70 375-146s438-113 638-113c262 0 525 64 788 194 413 217 1119 1624 2120 4223 939 2447 1408 3855 1408 4223zM40436 8640zM37602 8640h-1407c-25-368-319-1083-882-2145-601-1147-1032-1721-1295-1721l-1426 454 169-1461c225-130 444-271 657-422 275-109 613-163 1013-163 350 0 976 845 1876 2534 864 1625 1295 2599 1295 2924zM37602 8640zM41056 1234l-432 3410h-2159l488-3410zM41056 1234zM52183 9582h-2177l-619 4709h-1089c-200-282-450-531-750-747-300-217-626-325-976-325-475 0-863 108-1163 325-400 303-601 769-601 1396 0 737 276 1235 826 1494 338 152 869 228 1595 228 1126 0 1923 260 2392 779 469 520 704 1429 704 2729 0 1733-557 2869-1670 3411-588 281-1676 422-3265 422-1489 0-2546-639-3171-1916-263-823-525-1646-788-2469l2120-715c75 693 157 1213 244 1560 300 1082 782 1721 1445 1916 150 43 319 76 507 97 187 22 369 33 544 33 663 0 1201-184 1613-552 413-368 620-931 620-1689 0-824-151-1360-451-1609s-863-373-1688-373c-964 0-1739-228-2327-682-763-585-1145-1505-1145-2761 0-1126 263-1981 788-2566 526-584 1195-877 2008-877 238 0 469 22 694 65 225 44 476 114 751 211 275 98 525 201 750 309l301-2403h-6943v-1754h10921zM52183 9582zM67963 9582h-2439l-676 4936c-200-151-485-292-854-422s-835-195-1398-195c-700 0-1307 363-1820 1088s-807 1684-882 2874c-12 152-18 379-18 682 0 1040 162 1864 488 2470 325 606 750 909 1275 909 726 0 1298-303 1717-909s717-1495 892-2664l2007 1722c-362 671-719 1342-1069 2014-801 1082-1820 1623-3059 1623h-319c-87 0-175 0-262 0-125-43-219-64-282-64-875-174-1613-693-2214-1559-700-1018-1051-2317-1051-3899 0-2035 391-3556 1173-4563s1817-1510 3105-1510l1089 97 375-2630h-5986v-1754h10208zM67963 9582zM72016 9582h-1648l-1517 10805c-41 195-66 346-78 455-53 368-78 698-78 979 0 439 81 699 244 785 225 130 456-21 694-454s356-899 356-1397l770 1267c-100 519-407 1071-920 1656-400 455-794 682-1182 682-150 0-263-11-338-32-75-22-194-87-356-195-363-260-626-693-788-1299-113-433-169-953-169-1559 0-455 0-704 0-747l1557-10946h-1876v-1754h5329zM72016 9582zM80666 9582h-1933l-431 3345h-2271c-525 0-863 32-1013 97-350 152-544 487-582 1007 0 455 97 758 291 909 191 152 482 228 870 228 222 0 447-11 672-33 222-21 447-43 672-65 835 0 1445 293 1833 877 347 520 522 1267 522 2241 0 217 0 379 0 487-75 1344-506 2340-1295 2989-612 498-1363 747-2251 747l-976-130c-50 174-91 352-122 536s-47 395-47 634c0 281 44 498 132 649 162 303 431 455 806 455 301 0 613-87 939-260l-545 1721c-37 22-153 49-347 82-194 32-353 48-478 48-200 0-400-27-601-81-200-54-394-135-581-243-351-217-604-531-760-942-157-412-235-888-235-1429 0-477 63-1007 188-1592-300-238-551-487-751-747-287-389-431-790-431-1201 0-694 153-1241 463-1642 309-400 675-600 1094-600 335 0 626 124 879 373s431 633 528 1153c50 195 75 467 75 813 0 108 0 217 0 325 0 151 0 260 0 325l319 32c226 0 395 0 507 0 525 0 963-189 1314-574 350-384 525-959 525-1727 0-596-160-1034-479-1310-319-277-728-417-1229-417-950 0-1670-141-2157-422-751-434-1126-1224-1126-2371 0-1083 331-1841 994-2274 213-130 544-238 995-325h2083l225-1688h-5404v-1754h9119zM80666 9582zM88415 9582h-8218v-1754h8218zM88415 9582zM89898 12699l-169 1884c-175-86-385-173-629-260-244-86-459-130-647-130-125 44-257 114-394 212-138 97-232 167-282 211-25 411-43 692-56 844-12 152-44 357-94 617-112 628-325 1099-638 1413-312 314-656 471-1032 471-362 0-675-146-938-439-263-292-394-687-394-1185 0-650 181-1267 544-1851 238-368 557-726 957-1072-87-173-200-314-338-422-137-109-319-163-544-163-713 0-1338 552-1876 1657-538 1104-807 2371-807 3800 0 866 128 1668 385 2404 256 736 641 1169 1154 1299 50 22 131 33 244 33 325 0 644-163 957-488 212-216 437-530 675-941l375 1948c-125 130-237 228-337 293-626 476-1251 714-1877 714-212 0-444-32-694-97-801-174-1451-774-1951-1803-501-1028-751-2258-751-3687 0-2100 469-3789 1407-5067 863-1169 1927-1754 3190-1754 601 0 1113 217 1539 650 200 217 425 552 675 1007 50-22 160-76 329-163 168-86 290-129 365-129 88 0 219 0 395 0 200 0 403 21 609 70 207 43 423 87 648 124zM89898 12699zM100781 9582h-1648l-1517 10805c-41 200-66 357-78 471-53 379-79 714-79 1007 0 449 82 714 244 806 226 130 457-27 695-476 237-444 356-926 356-1440l769 1267c-100 519-406 1071-919 1656-400 455-794 682-1182 682-150 0-263-11-338-32-75-22-194-87-356-195-363-260-626-693-788-1299-113-433-169-953-169-1559 0-455 0-704 0-747l478-3292-3180 10 710-2013 2764-6 807-5645h-3887c112 151 200 281 262 389 401 736 601 1521 601 2366 0 108-13 314-38 617-112 1277-531 2300-1257 3080-463 498-1007 855-1632 1072 62 346 122 687 178 1023 56 335 94 573 113 703 18 130 59 802 122 2015 62 1218 275 1824 638 1824 287 0 625-195 1013-584 275-282 500-574 675-877l901 1689c-213 216-400 389-563 519-600 520-1226 780-1876 780-88 0-169 0-244 0-125-44-213-65-263-65-838-130-1420-823-1745-2079-338-1992-663-3736-976-5230-137-628-331-1093-581-1396-188-174-376-358-563-553 87-173 294-362 619-568s613-308 863-308c338 0 625 194 863 584 163 260 300 617 413 1072 400-195 726-476 976-845 412-606 619-1429 619-2468 0-649-69-1256-207-1819-75-303-187-617-337-941h-4091v-1754h12835zM100781 9582zM116111 9582h-1539c38 368 56 703 56 1006 0 260-9 628-28 1105-19 476-28 757-28 844 0 1797-344 3248-1032 4352-788 1278-1601 1916-2439 1916l-244-1071c438-672 875-1343 1313-2014 401-996 651-2187 751-3573 37-628 56-1191 56-1689v-519c0-152 0-271 0-357h-3240l-1413 10394c-13 151-22 276-28 373-7 97-16 200-29 309 0 541 94 974 282 1299 275 476 738 714 1388 714 426 0 1014-314 1764-942 626-519 1026-931 1201-1234l807 2176c-88 146-394 374-920 671-1225 699-2345 1051-3358 1051-1139 0-1952-498-2440-1489-325-671-487-1510-487-2528 0-189 3-352 9-482s16-249 28-358l1389-9954h-1633v-1754h9814zM116111 9582zM128740 9582h-1648l-1517 10805c-41 195-66 346-78 455-54 368-79 698-79 979 0 439 82 699 244 785 226 130 457-21 695-454 237-433 356-899 356-1397l769 1267c-100 519-406 1071-919 1656-400 455-794 682-1182 682-150 0-263-11-338-32-75-22-194-87-356-195-363-260-626-693-788-1299-113-433-169-953-169-1559 0-455 0-704 0-747l904-6210c-298-81-548-125-748-125-125 44-256 114-391 212-137 97-231 167-281 211-25 411-44 692-57 844-12 152-43 357-93 617-113 628-326 1099-635 1413-313 314-657 471-1029 471-363 0-676-146-935-439-263-292-394-687-394-1185 0-650 181-1267 544-1851 238-368 557-726 957-1072-88-173-200-314-338-422-137-109-319-163-544-163-713 0-1338 552-1876 1657-539 1104-808 2371-808 3800 0 866 128 1668 384 2404 257 736 643 1169 1155 1299 50 22 132 33 244 33 326 0 645-163 957-488 213-216 438-530 676-941l375 2013c-125 119-238 211-338 276-625 444-1251 666-1876 666-213 0-444-32-694-97-802-174-1452-774-1953-1803-500-1028-750-2258-750-3687 0-2100 469-3789 1407-5067 863-1169 1931-1754 3194-1754 600 0 1113 217 1539 650 200 217 425 552 675 1007 50-22 160-76 328-163 169-86 291-129 366-129 229 0 385 0 473 0 137 0 256 0 356 0s225 0 375 0l432-2923h-9689v-1754h13098zM128740 9582zM132098 20658l-731 3605h-2383l750-3605zM132098 20658zM142418 9582h-1538c37 368 56 703 56 1006 0 260-9 628-28 1105-19 476-28 757-28 844 0 1797-344 3248-1032 4352-788 1278-1601 1916-2439 1916l-244-1071c437-672 875-1343 1313-2014 400-996 651-2187 751-3573 37-628 56-1191 56-1689v-519c0-152 0-271 0-357h-3240l-1414 10394c-12 151-21 276-28 373-6 97-15 200-28 309 0 541 94 974 282 1299 275 476 738 714 1388 714 425 0 1013-314 1764-942 625-519 1026-931 1201-1234l807 2176c-88 146-394 374-920 671-1226 699-2345 1051-3358 1051-1139 0-1952-498-2440-1489-325-671-488-1510-488-2528 0-189 4-352 10-482s15-249 28-358l1388-9954h-1632v-1754h9813zM142418 9582zM155046 9582h-1648l-1516 10805c-41 195-66 346-79 455-53 368-78 698-78 979 0 439 82 699 244 785 225 130 457-21 694-454 238-433 357-899 357-1397l769 1267c-100 519-406 1071-919 1656-400 455-794 682-1182 682-150 0-263-11-338-32-75-22-194-87-357-195-362-260-625-693-788-1299-112-433-168-953-168-1559 0-455 0-704 0-747l903-6210c-297-81-547-125-747-125-125 44-257 114-391 212-138 97-231 167-281 211-25 411-44 692-57 844-12 152-44 357-94 617-112 628-325 1099-634 1413-313 314-657 471-1029 471-363 0-676-146-935-439-263-292-394-687-394-1185 0-650 181-1267 544-1851 237-368 556-726 957-1072-88-173-200-314-338-422-138-109-319-163-544-163-713 0-1339 552-1877 1657-537 1104-806 2371-806 3800 0 866 128 1668 384 2404 257 736 641 1169 1154 1299 50 22 132 33 244 33 325 0 644-163 957-488 213-216 438-530 676-941l375 2013c-125 119-238 211-338 276-625 444-1251 666-1876 666-213 0-444-32-695-97-800-174-1451-774-1951-1803-500-1028-750-2258-750-3687 0-2100 469-3789 1407-5067 863-1169 1929-1754 3193-1754 600 0 1113 217 1538 650 201 217 426 552 676 1007 50-22 159-76 328-163 169-86 291-129 366-129 228 0 385 0 472 0 138 0 257 0 357 0s225 0 375 0l432-2923h-9689v-1754h13097zM155046 9582zM158405 20658l-732 3605h-2383l751-3605z">
              <text:p/>
            </draw:path>
            <draw:path draw:style-name="gr2" draw:text-style-name="P2" draw:layer="layout" svg:width="63.102cm" svg:height="24.359cm" svg:x="-287.717cm" svg:y="203.372cm" svg:viewBox="0 0 63103 24360" svg:d="M4841 16694l1013-7112h-2627l-788 5196c0 173 0 325 0 455 0 563 62 1017 187 1364 188 541 513 812 976 812 388 65 801-173 1239-715zM4841 16694zM4540 18774c-187 119-384 222-591 303-206 81-409 119-610 119-87 0-156 0-206 0-988 0-1682-552-2083-1657-250-693-375-1559-375-2599 0-130 0-232 0-308s-3-146-6-211l794-4839h-1463v-1754h9269v1754h-1651l-1483 10816c-50 195-81 346-94 454-62 369-93 693-93 975 0 433 81 693 244 779 225 130 456-21 694-454 237-433 356-899 356-1397l770 1267c-100 519-407 1071-920 1656-400 455-794 682-1182 682-150 0-263-11-338-32-75-22-194-87-356-195-363-260-626-693-788-1299-113-433-169-953-169-1559 0-455 0-704 0-747zM4540 18774zM13997 9582l-1685-17-1483 10816c-40 201-65 352-75 461-53 368-78 698-78 979 0 439 81 699 244 785 225 130 457-21 694-454 238-433 357-899 357-1397l769 1267c-100 519-406 1071-919 1656-401 455-795 682-1182 682-151 0-263-11-338-32-75-22-194-87-357-195-362-260-625-693-788-1299-112-433-169-953-169-1559 0-455 0-704 0-747l1558-10946h-1911v-1754h2208c25-174 75-617 150-1332 78-715 128-1262 153-1641s38-655 38-828c0-715-78-1299-235-1754-156-455-338-709-544-763s-378-81-516-81c-688 0-1304 368-1848 1104s-816 1635-816 2695c0 217 9 428 28 634 15 205 122 461 312 764 25 43 79 119 163 227l53 780c-62 21-153 43-278 65-122 21-222 32-297 32-619 0-1060-232-1326-698s-400-1089-400-1868c0-1668 481-2978 1444-3930 826-823 1802-1234 2927-1234 1314 0 2158 384 2534 1152 375 769 563 1944 563 3524 0 433-22 888-66 1364-44 478-110 1073-197 1788h1313zM13997 9582zM17525 20658l-732 3605h-2383l751-3605zM17525 20658zM36383 9582h-1648l-1516 10805c-41 195-66 346-79 455-53 368-78 698-78 979 0 439 82 699 244 785 225 130 457-21 694-454 238-433 357-899 357-1397l769 1267c-100 519-406 1071-919 1656-400 455-794 682-1182 682-150 0-263-11-338-32-75-22-194-87-357-195-362-260-625-693-789-1299-112-433-168-953-168-1559 0-455 0-704 0-747l735-5041-2343 6-372 2760c-125 629-403 1203-835 1723-428 519-926 779-1489 779-87 0-169 0-244 0-122-43-209-65-259-65-676-108-1170-379-1479-812-401-563-601-1429-601-2599 0-1018 225-1862 676-2533 450-672 982-1007 1595-1007h1482l600-4157h-4540v-1754h12084zM36383 9582zM32962 9582h-2340l-582 4157h2322zM32962 9582zM27976 15493h-431c-376 0-695 173-957 519-263 347-438 845-526 1494-12 65-18 184-18 357 0 369 62 700 187 992s319 438 582 438c313 0 544-259 694-779 38-173 81-445 132-813zM27976 15493zM39329 8770h-1745c0-520-256-1733-769-3639-563-2100-1013-3150-1351-3150-213 0-441 43-685 130-244 86-485 194-722 324l-376-1299c313-216 588-390 826-519 475-260 888-390 1238-390 163 0 332 32 507 97 525 217 1188 1624 1989 4222 726 2340 1088 3747 1088 4224zM39329 8770zM40924 9582h-1648l-1517 10805c-40 195-65 346-78 455-53 368-78 698-78 979 0 439 81 699 244 785 225 130 457-21 694-454 238-433 357-899 357-1397l769 1267c-100 519-406 1071-919 1656-401 455-795 682-1182 682-151 0-263-11-338-32-75-22-194-87-357-195-362-260-625-693-788-1299-112-433-169-953-169-1559 0-455 0-704 0-747l1558-10946h-1877v-1754h5329zM40924 9582zM48899 9582h-2458c112 346 206 736 281 1169s113 898 113 1396c0 347-13 617-38 812-112 1278-531 2306-1257 3086-463 498-1007 855-1632 1071 62 347 122 688 178 1024s94 569 113 699c18 130 65 779 140 1948 75 1170 294 1754 657 1754 275 0 607-270 994-812 126-173 294-444 507-812l1032 2014c-388 303-769 606-1144 909-413 239-832 358-1258 358-87 0-169 0-244 0-125-44-218-65-281-65-838-130-1420-823-1745-2079-338-1992-663-3735-976-5230-137-628-331-1093-581-1396-188-174-376-358-563-553 87-173 294-362 619-568s613-308 863-308c338 0 625 194 863 584 163 260 300 617 413 1072 400-195 725-476 976-845 412-606 619-1429 619-2468 0-649-69-1256-207-1819-75-303-187-617-337-941h-4091v-1754h8444zM48899 9582zM58506 9582h-1651l-1483 10816c-50 195-81 346-93 454-63 369-94 693-94 975 0 433 81 693 244 779 225 130 456-21 694-454s356-899 356-1397l770 1267c-100 519-404 1071-910 1656-397 455-788 682-1170 682-150 0-259-11-335-32-75-22-193-87-353-195-360-260-619-693-782-1299-109-433-165-953-165-1559 0-455 0-704 0-747 62-44 125-76 187-98 63-21 132-32 207-32 87 0 131 43 131 130-238 195-550 379-938 552s-801 260-1239 260c-875 0-1595-358-2158-1072-650-823-975-1960-975-3411 0-1992 356-3540 1069-4645 651-1017 1501-1526 2552-1526 476 0 907 119 1295 357 288 173 506 379 657 617l-394 1202c-25 0-232-108-620-325-237-130-400-195-487-195-176 0-345 33-507 98-163 65-325 162-488 292l2152 4823 1113-7973h-6849v-1754h10264zM58506 9582zM53534 19066l-2471-5425c-166 282-294 612-388 991-97 379-144 850-144 1413 0 822 122 1575 369 2258 247 682 645 1120 1189 1315 178 44 303 65 381 65 229 0 419-49 579-146 159-97 319-254 485-471zM53534 19066zM63103 9582l-1686-17-1482 10816c-41 201-66 352-75 461-53 368-78 698-78 979 0 439 81 699 244 785 225 130 456-21 694-454s357-899 357-1397l769 1267c-100 519-407 1071-920 1656-400 455-794 682-1182 682-150 0-262-11-337-32-75-22-194-87-357-195-363-260-625-693-788-1299-113-433-169-953-169-1559 0-455 0-704 0-747l1558-10946h-1911v-1754h2208c25-174 75-617 150-1332 78-715 128-1262 153-1641s37-655 37-828c0-715-78-1299-234-1754s-338-709-544-763c-207-54-379-81-516-81-688 0-1304 368-1848 1104-545 736-817 1635-817 2695 0 217 10 428 28 634 16 205 122 461 313 764 25 43 78 119 163 227l53 780c-63 21-153 43-278 65-122 21-222 32-297 32-620 0-1061-232-1326-698-266-466-401-1089-401-1868 0-1668 482-2978 1445-3930 826-823 1801-1234 2927-1234 1314 0 2158 384 2533 1152 376 769 563 1944 563 3524 0 433-22 888-65 1364-44 478-110 1073-197 1788h1313z">
              <text:p/>
            </draw:path>
          </draw:g>
          <draw:polygon draw:style-name="gr6" draw:text-style-name="P2" draw:layer="layout" svg:width="4.516cm" svg:height="1.594cm" svg:x="-270.907cm" svg:y="217.951cm" svg:viewBox="0 0 4517 1595" draw:points="0,0 4517,0 4517,1595 0,1595">
            <text:p/>
          </draw:polygon>
        </draw:g>
        <draw:polygon draw:style-name="gr7" draw:text-style-name="P6" draw:layer="layout" svg:width="65.417cm" svg:height="28.216cm" svg:x="-450.295cm" svg:y="87.955cm" svg:viewBox="0 0 65418 28217" draw:points="0,7053 44545,7053 44545,0 65418,14108 44545,28217 44545,21162 0,21162">
          <text:p/>
        </draw:polygon>
        <draw:g>
          <draw:g>
            <draw:path draw:style-name="gr10" draw:text-style-name="P4" draw:layer="layout" svg:width="41.183cm" svg:height="42.187cm" svg:x="-437.493cm" svg:y="131.57cm" svg:viewBox="0 0 41184 42188" svg:d="M20592 0c11371 0 20592 9445 20592 21094s-9221 21094-20592 21094c-11372 0-20592-9445-20592-21094s9220-21094 20592-21094zM20592 0zM20592 4979c8686 0 15731 7217 15731 16115s-7045 16115-15731 16115-15732-7217-15732-16115 7046-16115 15732-16115z">
              <text:p/>
            </draw:path>
            <draw:polygon draw:style-name="gr10" draw:text-style-name="P4" draw:layer="layout" svg:width="18.907cm" svg:height="5.044cm" svg:x="-415.25cm" svg:y="131.676cm" svg:viewBox="0 0 18908 5045" draw:points="0,0 18908,0 18908,5045 0,4723">
              <text:p/>
            </draw:polygon>
            <draw:path draw:style-name="gr5" draw:text-style-name="P5" draw:layer="layout" svg:width="15.732cm" svg:height="16.04cm" svg:x="-424.767cm" svg:y="178.353cm" svg:viewBox="0 0 15733 16041" svg:d="M7866 0c4345 0 7867 3591 7867 8020s-3522 8021-7867 8021c-4344 0-7866-3592-7866-8021s3522-8020 7866-8020z">
              <text:p/>
            </draw:path>
          </draw:g>
          <draw:g>
            <draw:path draw:style-name="gr10" draw:text-style-name="P4" draw:layer="layout" svg:width="41.183cm" svg:height="42.187cm" svg:x="-361.451cm" svg:y="131.57cm" svg:viewBox="0 0 41184 42188" svg:d="M20592 0c11371 0 20592 9445 20592 21094s-9221 21094-20592 21094c-11372 0-20592-9445-20592-21094s9220-21094 20592-21094zM20592 0zM20592 4979c8686 0 15731 7217 15731 16115s-7045 16115-15731 16115-15732-7217-15732-16115 7046-16115 15732-16115z">
              <text:p/>
            </draw:path>
            <draw:polygon draw:style-name="gr10" draw:text-style-name="P4" draw:layer="layout" svg:width="18.907cm" svg:height="5.044cm" svg:x="-339.207cm" svg:y="131.676cm" svg:viewBox="0 0 18908 5045" draw:points="0,0 18908,0 18908,5045 0,4723">
              <text:p/>
            </draw:polygon>
            <draw:path draw:style-name="gr5" draw:text-style-name="P5" draw:layer="layout" svg:width="15.732cm" svg:height="16.04cm" svg:x="-348.725cm" svg:y="178.353cm" svg:viewBox="0 0 15733 16041" svg:d="M7866 0c4345 0 7867 3591 7867 8020s-3522 8021-7867 8021c-4344 0-7866-3592-7866-8021s3522-8020 7866-8020z">
              <text:p/>
            </draw:path>
          </draw:g>
          <draw:g>
            <draw:path draw:style-name="gr10" draw:text-style-name="P4" draw:layer="layout" svg:width="41.183cm" svg:height="42.187cm" svg:x="-274.931cm" svg:y="131.57cm" svg:viewBox="0 0 41184 42188" svg:d="M20592 0c11371 0 20592 9445 20592 21094s-9221 21094-20592 21094c-11372 0-20592-9445-20592-21094s9220-21094 20592-21094zM20592 0zM20592 4979c8686 0 15731 7217 15731 16115s-7045 16115-15731 16115-15732-7217-15732-16115 7046-16115 15732-16115z">
              <text:p/>
            </draw:path>
            <draw:polygon draw:style-name="gr10" draw:text-style-name="P4" draw:layer="layout" svg:width="18.907cm" svg:height="5.044cm" svg:x="-252.688cm" svg:y="131.676cm" svg:viewBox="0 0 18908 5045" draw:points="0,0 18908,0 18908,5045 0,4723">
              <text:p/>
            </draw:polygon>
            <draw:path draw:style-name="gr5" draw:text-style-name="P5" draw:layer="layout" svg:width="15.732cm" svg:height="16.04cm" svg:x="-262.206cm" svg:y="178.353cm" svg:viewBox="0 0 15733 16041" svg:d="M7866 0c4345 0 7867 3591 7867 8020s-3522 8021-7867 8021c-4344 0-7866-3592-7866-8021s3522-8020 7866-8020z">
              <text:p/>
            </draw:path>
          </draw:g>
        </draw:g>
        <draw:path draw:style-name="gr2" draw:text-style-name="P2" draw:layer="layout" svg:width="22.697cm" svg:height="19.718cm" svg:x="-428.068cm" svg:y="141.24cm" svg:viewBox="0 0 22698 19719" svg:d="M5542 3508v-3450h1048c397 0 656 18 776 52 185 52 341 164 466 338 125 173 188 397 188 671 0 212-36 390-109 534-72 145-163 258-275 341-110 82-223 136-338 163-155 33-381 50-677 50h-426v1301zM5542 3508zM6195 642v978h357c258 0 430-17 517-53 86-37 154-93 204-170 49-77 74-166 74-268 0-126-35-229-104-311-69-81-157-133-262-153-79-16-235-23-470-23zM6195 642zM10060 2240v-582h1409v1374c-138 142-336 266-596 374-260 107-523 160-789 160-338 0-633-75-884-226-252-152-441-368-567-650-127-282-190-588-190-919 0-359 71-678 211-958 142-279 348-493 621-642 207-114 465-171 774-171 401 0 715 89 940 269 226 179 373 428 437 745l-649 129c-46-169-132-303-257-401-126-98-283-147-471-147-285 0-512 96-681 289-168 193-252 479-252 859 0 409 85 717 256 921 170 205 394 307 670 307 137 0 274-29 412-86 137-57 255-127 354-208v-437zM10060 2240zM12895 3508l-1155-3450h708l818 2553 792-2553h693l-1158 3450zM12895 3508zM15812 3508v-2866h-960v-584h2570v584h-957v2866zM15812 3508zM8554 7623v-581h1407v1374c-137 141-335 266-595 374-260 106-523 160-788 160-338 0-634-75-885-226-252-152-441-368-567-650-127-282-190-588-190-919 0-359 71-679 212-958s348-493 620-642c207-115 466-172 774-172 402 0 716 90 941 269 226 180 371 428 436 746l-649 129c-46-169-131-304-257-402s-282-147-471-147c-285 0-512 97-680 290-169 193-253 479-253 859 0 409 85 716 256 921s394 307 671 307c137 0 274-29 411-86s256-127 354-208v-438zM8554 7623zM11389 8892l-1157-3450h708l819 2553 792-2553h693l-1158 3450zM11389 8892zM14305 8892v-2866h-959v-584h2570v584h-957v2866zM14305 8892zM3356 11672l-600 70c-15-131-53-229-115-292-61-63-142-94-241-94-130 0-241 63-332 189-90 125-147 386-171 783 155-195 347-292 576-292 259 0 481 106 665 316 185 210 277 481 277 814 0 353-97 636-291 849s-444 320-748 320c-326 0-595-135-805-406-210-270-315-714-315-1330 0-633 109-1088 328-1367 219-280 504-420 854-420 245 0 449 74 610 220 161 147 263 360 308 640zM3356 11672zM1951 13114c0 215 46 381 138 497 93 118 199 176 318 176 115 0 210-48 287-144 77-95 114-253 114-470 0-224-40-389-123-493-82-105-185-157-309-157-119 0-220 50-302 149-83 100-123 248-123 442zM1951 13114zM4816 10812c314 0 559 120 735 358 210 282 315 751 315 1405 0 652-106 1121-318 1407-174 236-418 353-732 353s-568-128-761-387c-192-258-289-718-289-1380 0-650 106-1117 318-1402 175-236 419-354 732-354zM4816 10812zM4816 11361c-75 0-142 26-200 76-59 52-105 143-137 275-43 171-64 458-64 863s19 683 57 834c38 152 86 252 144 303 59 50 125 75 200 75s142-25 201-77c59-50 105-142 137-274 42-169 64-456 64-861s-20-682-57-834c-39-151-87-252-145-304-59-50-125-76-200-76zM4816 11361zM7329 10812c314 0 558 120 734 358 210 282 316 751 316 1405 0 652-106 1121-318 1407-175 236-418 353-732 353s-568-128-761-387c-193-258-289-718-289-1380 0-650 106-1117 318-1402 174-236 418-354 732-354zM7329 10812zM7329 11361c-75 0-142 26-201 76-59 52-104 143-137 275-42 171-64 458-64 863s20 683 57 834c39 152 87 252 145 303 59 50 125 75 200 75s142-25 201-77c58-50 104-142 137-274 42-169 64-456 64-861s-20-682-58-834c-38-151-86-252-144-304-59-50-125-76-200-76zM7329 11361zM9857 14276l1105-1800-1001-1649h763l650 1108 634-1108h757l-1006 1675 1106 1774h-788l-717-1192-720 1192zM9857 14276zM16419 11672l-601 70c-14-131-52-229-114-292s-142-94-241-94c-130 0-241 63-332 189-90 125-147 386-171 783 155-195 346-292 576-292 259 0 481 106 665 316s277 481 277 814c0 353-97 636-291 849s-444 320-748 320c-326 0-595-135-805-406-210-270-315-714-315-1330 0-633 109-1088 328-1367 219-280 504-420 854-420 245 0 448 74 610 220 161 147 263 360 308 640zM16419 11672zM15014 13114c0 215 45 381 138 497 93 118 199 176 318 176 115 0 210-48 287-144 77-95 114-253 114-470 0-224-40-389-123-493-82-105-186-157-309-157-119 0-220 50-302 149-83 100-123 248-123 442zM15014 13114zM17879 10812c314 0 558 120 734 358 211 282 316 751 316 1405 0 652-106 1121-318 1407-174 236-418 353-732 353s-568-128-761-387c-193-258-289-718-289-1380 0-650 106-1117 318-1402 174-236 418-354 732-354zM17879 10812zM17879 11361c-75 0-142 26-201 76-58 52-104 143-137 275-42 171-64 458-64 863s20 683 57 834c39 152 87 252 145 303 59 50 125 75 200 75s142-25 201-77c58-50 104-142 137-274 42-169 64-456 64-861s-20-682-58-834c-38-151-86-252-144-304-59-50-125-76-200-76zM17879 11361zM20391 10812c314 0 559 120 735 358 210 282 316 751 316 1405 0 652-107 1121-318 1407-175 236-419 353-733 353s-567-128-760-387c-193-258-289-718-289-1380 0-650 106-1117 317-1402 175-236 419-354 732-354zM20391 10812zM20391 11361c-74 0-141 26-200 76-59 52-105 143-137 275-42 171-64 458-64 863s19 683 57 834c39 152 87 252 145 303 58 50 125 75 199 75 76 0 143-25 201-77 59-50 105-142 137-274 43-169 64-456 64-861s-19-682-57-834c-38-151-86-252-144-304-59-50-125-76-201-76zM20391 11361zM2100 17055l-601 71c-14-132-52-229-114-292s-142-94-241-94c-130 0-241 62-332 189-90 125-147 386-171 783 155-195 346-292 576-292 259 0 480 105 665 316 184 209 277 481 277 813 0 354-97 636-291 850-194 213-444 320-748 320-326 0-595-135-805-406-210-270-315-714-315-1331 0-632 109-1087 328-1367 219-279 504-419 854-419 245 0 448 74 610 220 161 147 263 360 308 639zM2100 17055zM694 18498c0 214 46 381 139 497 93 117 199 176 318 176 115 0 210-48 287-144 76-95 114-253 114-470 0-224-41-389-123-494-82-104-186-156-309-156-119 0-220 50-302 149-83 100-124 248-124 442zM694 18498zM3560 16196c314 0 558 120 734 358 211 282 316 750 316 1405 0 652-106 1121-318 1407-175 236-418 353-732 353s-568-129-761-387-289-718-289-1380c0-650 106-1117 318-1403 174-235 418-353 732-353zM3560 16196zM3560 16745c-75 0-142 25-201 76-58 51-104 143-137 275-42 171-64 458-64 863s20 683 57 834c39 152 87 252 145 303 59 49 125 75 200 75s142-26 201-77c58-51 104-142 137-274 42-169 64-456 64-861s-20-683-58-834-86-253-144-304c-59-51-125-76-200-76zM3560 16745zM6072 16196c314 0 559 120 735 358 210 282 316 750 316 1405 0 652-107 1121-318 1407-175 236-419 353-733 353s-568-129-760-387c-193-258-289-718-289-1380 0-650 106-1117 317-1403 175-235 419-353 732-353zM6072 16196zM6072 16745c-74 0-141 25-200 76s-105 143-137 275c-42 171-64 458-64 863s19 683 57 834c38 152 87 252 145 303 58 49 125 75 199 75 75 0 142-26 201-77s105-142 137-274c42-169 64-456 64-861s-19-683-57-834-87-253-145-304-125-76-200-76zM6072 16745zM8601 19660l1105-1800-1001-1650h762l649 1109 635-1109h758l-1007 1676 1106 1774h-788l-717-1193-719 1193zM8601 19660zM14648 19660h-620v-2492c-226 226-493 393-800 501v-600c161-56 337-163 527-320 190-159 320-343 390-553h503zM14648 19660zM17668 19046v614h-2173c24-232 94-452 212-660s351-484 697-827c280-277 451-466 514-565 85-137 128-271 128-405 0-147-37-260-111-340-75-79-177-118-308-118-130 0-232 41-309 124-76 84-120 222-132 415l-618-66c37-364 152-625 346-784 195-158 437-238 729-238 319 0 570 92 752 276 182 183 273 412 273 685 0 155-26 302-78 443s-135 288-248 441c-75 102-211 249-406 440-196 191-320 319-372 382-52 62-95 123-127 183zM17668 19046zM19135 16196c314 0 559 120 735 358 210 282 315 750 315 1405 0 652-106 1121-317 1407-175 236-419 353-733 353s-568-129-761-387c-192-258-289-718-289-1380 0-650 106-1117 318-1403 175-235 419-353 732-353zM19135 16196zM19135 16745c-75 0-142 25-200 76-59 51-105 143-137 275-43 171-64 458-64 863s19 683 57 834c38 152 86 252 144 303 59 49 125 75 200 75s142-26 201-77 105-142 137-274c42-169 64-456 64-861s-20-683-57-834c-39-151-87-253-145-304-59-51-125-76-200-76zM19135 16745zM21648 16196c314 0 558 120 734 358 211 282 316 750 316 1405 0 652-106 1121-318 1407-174 236-418 353-732 353s-568-129-761-387-289-718-289-1380c0-650 106-1117 318-1403 174-235 418-353 732-353zM21648 16196zM21648 16745c-75 0-142 25-201 76-58 51-104 143-137 275-42 171-64 458-64 863s20 683 57 834c39 152 87 252 145 303 59 49 125 75 200 75s142-26 201-77c58-51 104-142 137-274 42-169 64-456 64-861s-20-683-58-834-86-253-144-304c-59-51-125-76-200-76z">
          <text:p/>
        </draw:path>
        <draw:path draw:style-name="gr2" draw:text-style-name="P2" draw:layer="layout" svg:width="20.711cm" svg:height="19.66cm" svg:x="-350.696cm" svg:y="141.68cm" svg:viewBox="0 0 20712 19661" svg:d="M2823 3449v-3449h653v1357h1280v-1357h652v3449h-652v-1508h-1280v1508zM2823 3449zM6084 3449v-3449h2397v583h-1744v765h1623v581h-1623v939h1806v581zM6084 3449zM12014 3449h-710l-283-784h-1294l-266 784h-693l1260-3449h691zM12014 3449zM10812 2085l-446-1281-437 1281zM10812 2085zM12850 3449l-1156-3449h709l818 2553 792-2553h693l-1158 3449zM12850 3449zM15888 3449v-1452l-1185-1997h766l761 1364 746-1364h752l-1189 2002v1447zM15888 3449zM4285 5384h1193c269 0 474 22 616 66 189 60 352 166 487 318s239 338 309 558c70 221 106 493 106 816 0 284-33 529-100 735-80 250-195 453-346 608-113 118-266 210-459 276-143 49-336 73-578 73h-1228zM4285 5384zM4938 5968v2284h487c182 0 314-10 395-32 106-29 194-76 264-143 70-68 126-180 171-334 43-154 66-365 66-632s-23-471-66-613c-45-143-106-255-185-335-80-80-181-134-303-162-91-22-270-33-536-33zM4938 5968zM7545 5384h653v1868c0 297 8 490 24 577 28 142 95 255 200 340 105 86 249 128 431 128 186 0 326-40 420-121 94-80 150-180 169-297 20-118 29-313 29-586v-1909h653v1812c0 415-18 707-53 878-36 171-100 315-195 433-95 117-222 211-380 281-159 70-367 105-623 105-309 0-543-38-703-114-159-77-285-176-378-297-92-121-153-249-183-382-43-198-64-489-64-876zM7545 5384zM11541 8834v-2866h-959v-584h2569v584h-957v2866zM11541 8834zM14422 8834v-1452l-1185-1998h766l761 1365 746-1365h752l-1189 2003v1447zM14422 8834zM815 14218v-3450h1047c397 0 656 18 777 52 185 52 341 164 466 338 125 173 187 397 187 671 0 212-36 390-108 534-72 145-164 258-275 341-111 82-224 136-338 163-156 33-382 50-678 50h-425v1301zM815 14218zM1468 11352v978h357c257 0 430-17 516-54 87-36 155-92 204-169s74-166 74-268c0-126-35-229-104-311-68-81-156-133-262-153-78-16-235-23-470-23zM1468 11352zM6410 14218h-711l-283-784h-1292l-267 784h-693l1260-3450h690zM6410 14218zM5207 12853l-446-1280-436 1280zM5207 12853zM6757 14218v-3450h1375c346 0 597 31 753 93 157 62 283 172 377 330 94 159 141 340 141 544 0 259-72 473-214 642-143 168-356 275-640 318 141 88 258 185 350 290s215 291 371 560l395 673h-780l-473-751c-167-268-282-437-344-507-61-70-127-117-196-144-69-26-179-38-329-38h-132v1440zM6757 14218zM7411 12227h483c313 0 509-14 587-42s138-77 183-146c44-69 66-155 66-259 0-116-29-210-87-281-58-72-140-117-246-136-53-7-212-11-477-11h-509zM7411 12227zM10027 14218v-3450h654v1532l1319-1532h878l-1218 1344 1284 2106h-845l-888-1619-530 576v1043zM10027 14218zM13262 14218v-3450h653v3450zM13262 14218zM14543 14218v-3450h636l1324 2304v-2304h606v3450h-655l-1304-2250v2250zM14543 14218zM19304 12950v-582h1408v1374c-137 142-335 266-595 374-260 107-523 160-789 160-338 0-633-75-884-226-252-152-441-368-567-650-127-282-190-588-190-919 0-359 71-678 212-958 141-279 347-493 620-642 207-115 465-172 774-172 401 0 715 90 940 269 226 180 372 429 436 746l-648 129c-46-169-132-303-257-401-126-98-283-147-471-147-285 0-512 96-681 289-168 193-252 479-252 859 0 409 85 717 256 921 170 205 394 307 670 307 137 0 274-29 412-86 137-57 255-127 354-208v-437zM19304 12950zM2100 16998l-601 70c-14-131-52-228-114-292-62-63-142-94-241-94-130 0-241 63-332 189-90 125-147 386-171 783 155-194 346-292 576-292 259 0 480 106 665 316 184 210 277 481 277 814 0 353-97 636-291 850-194 212-444 319-748 319-326 0-595-135-805-405-210-271-315-714-315-1331 0-632 109-1088 328-1367 219-280 504-420 854-420 245 0 448 74 610 220 161 147 263 360 308 640zM2100 16998zM694 18440c0 215 46 381 139 498s199 175 318 175c115 0 210-48 287-143 76-96 114-253 114-471 0-224-41-389-123-493-82-105-186-157-309-157-119 0-220 50-302 150-83 99-124 247-124 441zM694 18440zM3560 16138c314 0 558 120 734 359 211 282 316 750 316 1404 0 653-106 1122-318 1408-175 235-418 352-732 352s-568-128-761-387c-193-258-289-718-289-1380 0-650 106-1117 318-1402 174-236 418-354 732-354zM3560 16138zM3560 16687c-75 0-142 26-201 76-58 52-104 143-137 275-42 171-64 459-64 863 0 405 20 683 57 834 39 152 87 252 145 303 59 50 125 75 200 75s142-25 201-77c58-50 104-142 137-274 42-169 64-456 64-861 0-404-20-682-58-834-38-151-86-252-144-304-59-50-125-76-200-76zM3560 16687zM6072 16138c314 0 559 120 735 359 210 282 316 750 316 1404 0 653-107 1122-318 1408-175 235-419 352-733 352s-568-128-760-387c-193-258-289-718-289-1380 0-650 106-1117 317-1402 175-236 419-354 732-354zM6072 16138zM6072 16687c-74 0-141 26-200 76-59 52-105 143-137 275-42 171-64 459-64 863 0 405 19 683 57 834 38 152 87 252 145 303 58 50 125 75 199 75 75 0 142-25 201-77 59-50 105-142 137-274 42-169 64-456 64-861 0-404-19-682-57-834-38-151-87-252-145-304-58-50-125-76-200-76zM6072 16687zM8601 19603l1105-1800-1001-1650h762l649 1108 636-1108h757l-1006 1675 1105 1775h-787l-718-1193-719 1193zM8601 19603zM15162 16998l-600 70c-14-131-53-228-114-292-62-63-143-94-241-94-131 0-241 63-332 189-91 125-147 386-171 783 155-194 346-292 576-292 259 0 480 106 665 316 184 210 277 481 277 814 0 353-97 636-292 850-193 212-443 319-747 319-326 0-595-135-805-405-210-271-316-714-316-1331 0-632 109-1088 329-1367 219-280 503-420 853-420 246 0 449 74 610 220 161 147 264 360 308 640zM15162 16998zM13757 18440c0 215 46 381 139 498 92 117 199 175 318 175 115 0 210-48 286-143 77-96 115-253 115-471 0-224-41-389-124-493-82-105-185-157-308-157-119 0-220 50-302 150-83 99-124 247-124 441zM13757 18440zM16622 16138c314 0 559 120 735 359 210 282 316 750 316 1404 0 653-107 1122-318 1408-175 235-419 352-733 352s-567-128-760-387c-193-258-289-718-289-1380 0-650 106-1117 317-1402 175-236 419-354 732-354zM16622 16138zM16622 16687c-74 0-141 26-200 76-59 52-105 143-137 275-42 171-64 459-64 863 0 405 20 683 57 834 39 152 87 252 145 303 58 50 125 75 199 75 76 0 143-25 201-77 59-50 105-142 137-274 43-169 64-456 64-861 0-404-19-682-57-834-38-151-86-252-144-304-59-50-125-76-201-76zM16622 16687zM19135 16138c314 0 559 120 735 359 210 282 315 750 315 1404 0 653-106 1122-317 1408-175 235-419 352-733 352s-568-128-761-387c-192-258-289-718-289-1380 0-650 106-1117 318-1402 175-236 419-354 732-354zM19135 16138zM19135 16687c-75 0-142 26-200 76-59 52-105 143-137 275-43 171-64 459-64 863 0 405 19 683 57 834 38 152 86 252 144 303 59 50 125 75 200 75s142-25 201-77c59-50 105-142 137-274 42-169 64-456 64-861 0-404-20-682-57-834-39-151-87-252-145-304-59-50-125-76-200-76z">
          <text:p/>
        </draw:path>
        <draw:path draw:style-name="gr2" draw:text-style-name="P2" draw:layer="layout" svg:width="20.185cm" svg:height="14.276cm" svg:x="-264.133cm" svg:y="143.936cm" svg:viewBox="0 0 20186 14277" svg:d="M5394 3449v-2866h-960v-583h2571v583h-957v2866zM5394 3449zM7885 3449l-772-3449h668l488 2369 591-2369h776l567 2409 496-2409h658l-786 3449h-692l-644-2579-642 2579zM7885 3449zM11670 3449v-3449h653v3449zM11670 3449zM12952 3449v-3449h635l1324 2303v-2303h608v3449h-657l-1304-2250v2250zM12952 3449zM2717 7566l632 213c-97 377-258 657-484 840-225 182-512 274-859 274-429 0-783-157-1059-469-276-314-415-742-415-1284 0-574 140-1020 417-1338 278-317 643-476 1097-476 395 0 717 124 964 374 147 147 257 359 331 635l-647 165c-38-179-117-321-239-424-122-104-269-155-442-155-240 0-435 91-584 275-149 183-224 481-224 892 0 436 73 747 221 932 147 185 338 277 573 277 174 0 323-58 448-176s215-303 270-555zM2717 7566zM3912 8834v-3450h653v1358h1280v-1358h653v3450h-653v-1508h-1280v1508zM3912 8834zM10090 8834h-711l-282-784h-1293l-267 784h-692l1259-3450h691zM10090 8834zM8887 7469l-445-1280-437 1280zM8887 7469zM10438 8834v-3450h1375c345 0 596 32 753 93 156 62 282 172 376 331s141 339 141 543c0 259-72 473-214 642-142 168-356 275-640 318 142 88 258 185 350 290s216 292 371 560l396 673h-781l-472-751c-168-268-283-437-344-507-62-70-128-117-197-144-69-25-178-38-329-38h-132v1440zM10438 8834zM11091 6843h483c313 0 509-14 587-42s139-77 183-146 67-155 67-259c0-116-30-209-88-281-58-71-140-116-246-136-53-7-212-11-477-11h-509zM11091 6843zM15204 7566v-582h1408v1374c-137 142-335 266-595 374-260 107-523 161-789 161-339 0-634-76-885-227-252-152-441-368-567-650-127-282-190-588-190-919 0-359 71-678 211-958 142-278 348-493 621-641 207-115 465-172 775-172 401 0 715 90 940 269 226 180 372 428 436 745l-648 129c-46-169-132-303-257-401-126-98-283-147-471-147-286 0-513 96-682 289-168 194-252 479-252 859 0 409 85 717 256 922 170 204 394 306 671 306 137 0 274-28 412-85 137-58 255-127 354-209v-437zM15204 7566zM17214 8834v-3450h2397v584h-1744v765h1623v581h-1623v938h1806v582zM17214 8834zM2100 11614l-601 71c-14-132-52-229-114-293-62-62-142-94-241-94-130 0-241 63-332 189-90 125-147 386-171 783 155-194 346-291 576-291 259 0 480 105 665 315 184 210 277 481 277 814 0 353-97 636-291 850-194 213-444 319-748 319-326 0-595-135-805-405-210-271-315-714-315-1331 0-632 109-1088 328-1367 219-280 504-419 854-419 245 0 448 73 610 220 161 147 263 360 308 639zM2100 11614zM694 13057c0 214 46 380 139 497s199 176 318 176c115 0 210-49 287-144 76-96 114-253 114-471 0-224-41-389-123-493s-186-157-309-157c-119 0-220 50-302 150-83 99-124 247-124 442zM694 13057zM3560 10755c314 0 558 119 734 358 210 282 316 750 316 1405 0 652-106 1121-318 1407-175 235-418 352-732 352s-568-128-761-387c-193-258-289-718-289-1380 0-649 106-1117 318-1402 174-235 418-353 732-353zM3560 10755zM3560 11303c-75 0-142 26-201 76-58 52-104 143-137 275-42 171-64 459-64 864 0 404 20 682 57 833 39 152 87 253 145 303 59 50 125 76 200 76s142-26 201-77c58-51 104-143 137-274 42-170 64-457 64-861 0-405-20-683-58-835-38-151-86-252-144-304-59-50-125-76-200-76zM3560 11303zM6073 10755c314 0 559 119 735 358 210 282 316 750 316 1405 0 652-107 1121-318 1407-175 235-419 352-733 352s-568-128-760-387c-193-258-290-718-290-1380 0-649 107-1117 318-1402 175-235 419-353 732-353zM6073 10755zM6073 11303c-74 0-141 26-200 76-59 52-105 143-137 275-42 171-64 459-64 864 0 404 19 682 57 833 38 152 87 253 145 303s125 76 199 76c75 0 142-26 201-77s105-143 137-274c42-170 64-457 64-861 0-405-19-683-57-835-38-151-87-252-145-304-58-50-125-76-200-76zM6073 11303zM8602 14219l1105-1800-1001-1650h762l649 1108 635-1108h757l-1006 1676 1105 1774h-787l-717-1193-719 1193zM8602 14219zM15163 11614l-601 71c-14-132-53-229-114-293-62-62-143-94-241-94-131 0-241 63-332 189-91 125-147 386-171 783 155-194 346-291 576-291 259 0 480 105 665 315 184 210 278 481 278 814 0 353-98 636-293 850-193 213-443 319-747 319-326 0-595-135-805-405-210-271-316-714-316-1331 0-632 109-1088 329-1367 219-280 503-419 853-419 246 0 449 73 610 220s264 360 309 639zM15163 11614zM13757 13057c0 214 46 380 139 497 92 117 199 176 318 176 115 0 210-49 286-144 77-96 115-253 115-471 0-224-41-389-124-493-82-104-185-157-308-157-119 0-220 50-302 150-83 99-124 247-124 442zM13757 13057zM16623 10755c314 0 559 119 735 358 210 282 316 750 316 1405 0 652-107 1121-318 1407-175 235-419 352-733 352s-567-128-760-387c-193-258-289-718-289-1380 0-649 106-1117 317-1402 175-235 419-353 732-353zM16623 10755zM16623 11303c-74 0-141 26-200 76-59 52-105 143-137 275-42 171-64 459-64 864 0 404 20 682 57 833 39 152 87 253 145 303s125 76 199 76c76 0 143-26 201-77 59-51 105-143 137-274 43-170 64-457 64-861 0-405-19-683-57-835-38-151-86-252-144-304-59-50-125-76-201-76zM16623 11303zM19136 10755c314 0 559 119 735 358 210 282 315 750 315 1405 0 652-106 1121-317 1407-175 235-419 352-733 352s-568-128-761-387c-192-258-289-718-289-1380 0-649 106-1117 318-1402 175-235 419-353 732-353zM19136 10755zM19136 11303c-75 0-142 26-200 76-59 52-105 143-137 275-43 171-64 459-64 864 0 404 19 682 57 833 38 152 86 253 144 303 59 50 125 76 200 76s142-26 201-77 105-143 137-274c42-170 64-457 64-861 0-405-20-683-57-835-39-151-87-252-145-304-59-50-125-76-200-76z">
          <text:p/>
        </draw:path>
      </draw:page>
      <draw:page draw:name="page2" draw:style-name="dp1" draw:master-page-name="PM0">
        <draw:g>
          <draw:polygon draw:style-name="gr1" draw:text-style-name="P1" draw:layer="layout" svg:width="182.88cm" svg:height="121.92cm" svg:x="30.3cm" svg:y="37.3cm" svg:viewBox="0 0 182881 121921" draw:points="0,0 182881,0 182881,121921 0,121921">
            <text:p/>
          </draw:polygon>
          <draw:g>
            <draw:path draw:style-name="gr2" draw:text-style-name="P2" draw:layer="layout" svg:width="118.804cm" svg:height="19.609cm" svg:x="38.485cm" svg:y="132.654cm" svg:viewBox="0 0 118805 19610" svg:d="M9766 7186h-1236l-1130 8056c-33 154-54 268-61 353-43 284-64 536-64 755 0 337 61 536 183 605 169 98 343-16 521-341s267-674 267-1047l577 950c-75 389-305 804-689 1242-301 341-596 512-887 512-113 0-197-9-253-25-57-16-146-65-268-146-272-195-469-520-591-974-84-325-126-715-126-1170 0-341 0-527 0-560l1196-8210h-2730c206 406 361 743 464 1019 319 877 479 1766 479 2672 0 113 0 219 0 316-19 163-29 276-29 341-93 1149-389 2055-884 2720-495 663-1114 996-1853 996-150 0-260 0-335 0-516 0-981-268-1398-805-415-536-624-1185-624-1948 0-114 0-203 0-268 56-894 251-1576 584-2047 333-470 730-706 1189-706 141 0 291 24 451 73 159 49 351 158 577 329 225 170 365 296 422 378l-268 1266c-93-162-199-296-316-402-118-105-223-158-317-158-281 0-514 142-697 426-182 284-274 646-274 1084 0 471 84 841 253 1109 169 267 404 426 704 474 450 0 816-316 1098-949 253-569 380-1267 380-2095 0-650-94-1429-282-2339-141-698-267-1193-380-1486h-3419v-1315h9766zM9766 7186zM7472 14104c-234 406-445 764-633 1073-544 893-1046 1632-1506 2217-131 178-321 393-570 645-248 252-495 508-739 767l-1069-1826c394-147 708-277 943-390 234-114 445-252 633-414 385-341 727-690 1027-1048 225-276 446-553 662-829 375-114 591-174 647-183 56-8 258-12 605-12zM7472 14104zM8500 6577h-1309c0-389-193-1299-577-2729-422-1575-760-2363-1013-2363-160 0-331 33-514 98s-364 146-542 243l-281-974c234-162 441-292 619-390 356-195 666-292 929-292 122 0 248 24 380 73 394 162 891 1218 1491 3167 544 1755 817 2810 817 3167zM8500 6577zM18421 7186h-1236l-1138 8105c-30 146-49 260-58 341-40 276-59 523-59 735 0 328 61 523 183 588 169 98 342-16 521-341 178-325 267-674 267-1047l577 950c-75 389-305 804-689 1242-301 341-596 512-887 512-113 0-197-9-253-25-57-16-146-65-268-146-272-195-469-520-591-974-84-325-126-715-126-1170 0-341 0-527 0-560l687-4710c-366-240-716-443-1053-605-514-240-943-361-1290-361-617 0-1147 296-1591 889-443 592-666 1303-666 2131 0 536 101 954 303 1255 202 300 434 450 696 450 216 0 416-89 599-268 182-178 307-446 372-804 19-97 33-203 43-316 9-114 14-219 14-317 0-406-75-812-225-1218-94-260-244-568-451-925 38 0 162-21 373-61 211-41 354-61 429-61 348 0 620 130 817 390 262 357 394 950 394 1778 0 958-254 1705-760 2242-460 487-1004 730-1633 730-647 0-1187-267-1618-803-469-586-704-1357-704-2315 0-1316 404-2339 1210-3070 676-617 1464-925 2365-925 488 0 985 81 1491 243 254 81 627 236 1115 463l281-2022h-6546v-1315h9105zM18421 7186zM20616 6577h-1308c0-389-193-1299-577-2729-423-1575-760-2363-1014-2363-159 0-330 33-513 98s-364 146-542 243l-282-974c235-162 441-292 620-390 356-195 666-292 928-292 122 0 249 24 380 73 394 162 892 1218 1492 3167 544 1755 816 2810 816 3167zM20616 6577zM21813 7186h-1237l-1137 8105c-31 146-49 260-59 341-40 276-58 523-58 735 0 328 61 523 183 588 168 98 342-16 520-341 179-325 268-674 268-1047l577 950c-75 389-305 804-690 1242-300 341-596 512-887 512-112 0-197-9-253-25s-145-65-267-146c-272-195-469-520-591-974-85-325-127-715-127-1170 0-341 0-527 0-560l1168-8210h-1407v-1315h3997zM21813 7186zM31285 7186h-1236l-1139 8105c-30 146-49 260-59 341-39 276-58 523-58 735 0 328 61 523 183 588 169 98 342-16 520-341 179-325 269-674 269-1047l577 950c-75 389-305 804-691 1242-300 341-596 512-886 512-113 0-197-9-254-25-56-16-145-65-267-146-272-195-469-520-591-974-85-325-127-715-127-1170 0-341 0-527 0-560l678-4657c-223-61-410-94-561-94-93 33-192 86-293 159-103 73-173 125-211 158-19 308-33 520-42 633-9 114-33 268-70 463-85 471-244 824-477 1060-234 235-492 353-771 353-272 0-507-110-702-329-197-219-295-516-295-889 0-487 136-950 408-1388 178-277 418-545 718-804-66-130-150-236-254-317-103-81-239-122-408-122-534 0-1004 414-1407 1243-403 828-605 1778-605 2849 0 650 96 1252 288 1804 193 552 481 877 866 974 37 17 98 25 183 25 244 0 483-122 718-366 159-162 328-397 506-706l282 1510c-94 90-179 159-254 207-469 333-938 500-1407 500-159 0-333-25-521-73-600-130-1088-581-1463-1352-376-772-563-1694-563-2766 0-1575 352-2842 1055-3800 648-877 1447-1315 2395-1315 450 0 835 162 1154 487 150 162 319 414 507 755 37-16 119-57 246-122s218-97 274-97c172 0 289 0 355 0 103 0 192 0 267 0s169 0 281 0l324-2193h-7266v-1315h9824zM31285 7186zM30328 6480h-1240c57-325-194-1291-753-2900-558-1607-973-2444-1245-2509h-296c-140 0-441 57-900 171l436-1048c19-16 113-52 281-109 169-57 329-85 479-85 197 0 394 48 591 146 310 162 840 1218 1590 3166 705 1836 1057 2892 1057 3168zM30328 6480zM28202 6480h-1056c-19-276-239-812-661-1609-451-860-774-1291-971-1291l-1070 341 127-1096c169-97 333-203 492-317 207-81 460-121 760-121 263 0 732 633 1408 1900 647 1219 971 1949 971 2193zM28202 6480zM30792 925l-324 2558h-1619l366-2558zM30792 925zM39137 7186h-1632l-465 3532h-816c-150-211-338-398-563-560s-469-243-731-243c-357 0-648 81-873 243-300 227-450 577-450 1048 0 552 206 925 619 1120 253 114 652 171 1196 171 844 0 1443 194 1794 584 352 390 528 1072 528 2047 0 1299-417 2152-1252 2558-441 211-1258 317-2449 317-1117 0-1909-479-2378-1438-197-617-394-1234-591-1851l1590-537c56 520 117 911 183 1171 225 811 586 1291 1083 1437 113 32 240 57 380 73 141 16 277 24 408 24 498 0 901-138 1211-414 309-276 464-698 464-1267 0-618-112-1020-338-1206-225-187-647-281-1266-281-723 0-1304-170-1745-511-573-439-859-1129-859-2071 0-844 197-1485 591-1924 394-438 896-658 1506-658 178 0 352 17 521 49 169 33 356 85 563 158 206 74 394 151 563 232l225-1803h-5207v-1315h8190zM39137 7186zM50973 7186h-1830l-506 3703c-151-114-364-219-641-317-277-97-626-146-1048-146-526 0-981 272-1365 816-385 544-605 1263-662 2156-9 113-14 284-14 511 0 780 122 1398 366 1853 244 454 563 682 957 682 544 0 973-228 1288-682 314-455 537-1122 668-1999l1506 1292c-272 504-539 1007-802 1510-601 812-1365 1218-2294 1218h-239c-66 0-132 0-197 0-94-32-164-48-211-48-657-130-1211-520-1661-1170-525-763-788-1737-788-2924 0-1526 293-2667 880-3422 586-755 1362-1133 2329-1133l816 73 281-1973h-4489v-1315h7656zM50973 7186zM54012 7186h-1236l-1137 8105c-31 146-49 260-59 341-40 276-58 523-58 735 0 328 61 523 182 588 169 98 343-16 521-341s268-674 268-1047l577 950c-76 389-305 804-690 1242-300 341-596 512-887 512-112 0-197-9-253-25s-145-65-267-146c-272-195-469-520-591-974-85-325-127-715-127-1170 0-341 0-527 0-560l1168-8210h-1407v-1315h3996zM54012 7186zM60500 7186h-1449l-324 2509h-1703c-394 0-647 25-760 73-263 114-408 366-436 755 0 342 73 569 218 683 143 113 361 170 652 170 167 0 335-8 504-24 167-17 336-33 505-49 626 0 1083 219 1374 658 260 389 392 950 392 1680 0 163 0 285 0 366-57 1008-380 1755-971 2242-460 373-1023 560-1689 560l-732-97c-37 130-68 263-91 402-24 138-35 296-35 475 0 211 32 373 98 487 122 227 324 341 605 341 225 0 460-65 704-195l-408 1291c-28 16-115 36-261 61-145 24-265 36-359 36-150 0-300-20-450-61-150-40-295-101-436-182-263-163-453-398-570-707-117-308-176-665-176-1071 0-358 47-756 141-1194-225-179-413-365-563-560-216-293-324-593-324-902 0-520 115-930 347-1231 232-300 507-450 821-450 251 0 469 93 659 280s324 475 397 865c37 146 56 350 56 610 0 81 0 162 0 243 0 114 0 195 0 244l239 24c169 0 296 0 380 0 394 0 723-142 985-430 263-289 394-720 394-1296 0-447-119-776-359-983-239-207-546-312-921-312-713 0-1253-106-1619-317-563-325-844-918-844-1778 0-812 249-1381 746-1705 159-98 408-179 746-244h1562l169-1267h-4053v-1315h6839zM60500 7186zM66312 7186h-6164v-1315h6164zM66312 7186zM67424 9525l-127 1413c-131-65-288-130-471-195s-345-98-486-98c-93 33-192 86-295 159s-174 125-211 158c-19 308-33 520-43 633-9 114-32 268-70 463-84 471-244 824-478 1060-235 235-493 353-774 353-272 0-507-110-704-329s-296-516-296-889c0-487 136-950 409-1388 178-277 417-545 717-804-65-130-150-236-253-317s-239-122-408-122c-535 0-1004 414-1407 1243-404 828-606 1778-606 2849 0 650 97 1252 289 1804s481 877 865 974c38 17 99 25 183 25 244 0 484-122 718-366 160-162 328-397 507-706l281 1461c-94 98-178 171-253 220-469 357-938 536-1407 536-160 0-334-25-521-73-601-130-1088-581-1464-1352-375-772-563-1694-563-2766 0-1575 352-2842 1056-3800 647-877 1445-1315 2392-1315 451 0 835 162 1154 487 150 162 319 414 507 755 37-16 119-57 246-122s218-97 275-97c65 0 164 0 295 0 150 0 303 16 457 52 155 33 317 65 486 94zM67424 9525zM75586 7186h-1236l-1137 8105c-31 150-50 268-59 353-40 284-59 536-59 755 0 337 61 536 183 605 169 97 343-20 521-357 178-333 267-695 267-1080l577 950c-75 389-305 804-689 1242-300 341-596 512-887 512-112 0-197-9-253-25s-146-65-267-146c-273-195-470-520-592-974-84-325-126-715-126-1170 0-341 0-527 0-560l359-2469-2386 8 533-1510 2073-4 605-4235h-2915c84 114 150 211 197 293 300 552 450 1140 450 1774 0 81-9 235-28 463-84 958-399 1725-943 2310-347 373-755 641-1224 803 47 260 91 516 133 768 43 251 71 430 85 528 14 97 44 601 91 1511 47 913 207 1368 479 1368 216 0 469-146 760-439 206-211 375-430 506-657l676 1266c-160 163-300 293-422 390-451 390-920 585-1408 585-65 0-126 0-182 0-94-33-160-49-198-49-628-97-1064-617-1308-1559-254-1494-498-2802-732-3923-103-471-249-820-436-1047-141-130-282-268-423-414 66-130 221-272 465-426 244-155 460-232 647-232 254 0 469 146 648 439 122 194 225 462 309 803 300-146 544-357 732-633 310-455 464-1072 464-1851 0-487-51-942-154-1364-57-228-141-463-254-707h-3068v-1315h9626zM75586 7186zM87084 7186h-1154c28 276 42 528 42 755 0 195-7 471-21 829-14 357-21 568-21 633 0 1348-258 2436-774 3264-591 958-1201 1437-1830 1437l-183-804c329-503 657-1006 986-1510 300-747 487-1640 562-2679 29-471 43-893 43-1267v-390c0-113 0-203 0-268h-2430l-1060 7796c-10 114-17 207-22 280-4 73-11 150-21 232 0 406 71 730 211 974 207 357 554 536 1042 536 319 0 760-236 1323-706 469-390 769-699 900-926l606 1632c-66 110-296 280-690 503-919 524-1759 788-2519 788-854 0-1464-374-1830-1117-244-503-365-1132-365-1895 0-143 2-264 7-362 4-97 11-187 21-269l1041-7466h-1224v-1315h7360zM87084 7186zM96556 7186h-1236l-1138 8105c-30 146-49 260-58 341-40 276-59 523-59 735 0 328 61 523 183 588 169 98 342-16 521-341 178-325 267-674 267-1047l577 950c-75 389-305 804-690 1242-300 341-595 512-886 512-113 0-197-9-253-25-57-16-146-65-268-146-272-195-469-520-591-974-84-325-127-715-127-1170 0-341 0-527 0-560l678-4657c-223-61-410-94-560-94-94 33-193 86-293 159-104 73-174 125-212 158-18 308-32 520-42 633-9 114-33 268-70 463-85 471-244 824-476 1060-235 235-493 353-772 353-272 0-507-110-701-329-197-219-296-516-296-889 0-487 136-950 408-1388 179-277 418-545 718-804-66-130-150-236-253-317s-239-122-408-122c-535 0-1004 414-1408 1243-404 828-606 1778-606 2849 0 650 96 1252 289 1804 192 552 482 877 866 974 38 17 99 25 183 25 244 0 483-122 718-366 159-162 328-397 506-706l282 1510c-94 90-178 159-253 207-469 333-939 500-1408 500-159 0-333-25-520-73-602-130-1090-581-1465-1352-375-772-563-1694-563-2766 0-1575 352-2842 1056-3800 647-877 1448-1315 2395-1315 451 0 835 162 1154 487 150 162 319 414 507 755 37-16 120-57 246-122 127-65 218-97 275-97 171 0 288 0 354 0 103 0 192 0 267 0s169 0 282 0l323-2193h-7267v-1315h9824zM96556 7186zM99075 15494l-549 2703h-1787l563-2703zM99075 15494zM106815 7186h-1154c28 276 42 528 42 755 0 195-7 471-21 829-14 357-21 568-21 633 0 1348-258 2436-774 3264-591 958-1201 1437-1829 1437l-183-804c328-503 656-1006 985-1510 300-747 488-1640 563-2679 28-471 42-893 42-1267v-390c0-113 0-203 0-268h-2430l-1060 7796c-10 114-17 207-21 280-5 73-12 150-21 232 0 406 70 730 211 974 206 357 553 536 1041 536 319 0 760-236 1323-706 469-390 769-699 901-926l605 1632c-66 110-296 280-690 503-919 524-1759 788-2519 788-854 0-1463-374-1829-1117-244-503-366-1132-366-1895 0-143 2-264 7-362 5-97 12-187 21-269l1041-7466h-1224v-1315h7360zM106815 7186zM116286 7186h-1236l-1137 8105c-31 146-50 260-59 341-40 276-59 523-59 735 0 328 61 523 183 588 169 98 343-16 521-341s267-674 267-1047l577 950c-75 389-305 804-689 1242-300 341-596 512-887 512-112 0-197-9-253-25s-146-65-268-146c-272-195-469-520-591-974-84-325-126-715-126-1170 0-341 0-527 0-560l678-4657c-223-61-411-94-561-94-94 33-192 86-293 159-103 73-174 125-211 158-19 308-33 520-43 633-9 114-32 268-70 463-84 471-244 824-476 1060-235 235-493 353-772 353-272 0-506-110-701-329-197-219-295-516-295-889 0-487 136-950 408-1388 178-277 417-545 717-804-65-130-150-236-253-317s-239-122-408-122c-535 0-1004 414-1407 1243-404 828-606 1778-606 2849 0 650 97 1252 289 1804s481 877 865 974c38 17 99 25 183 25 244 0 484-122 718-366 160-162 328-397 507-706l281 1510c-94 90-178 159-253 207-469 333-938 500-1407 500-160 0-333-25-521-73-601-130-1088-581-1464-1352-375-772-563-1694-563-2766 0-1575 352-2842 1056-3800 647-877 1447-1315 2395-1315 450 0 835 162 1154 487 150 162 319 414 506 755 38-16 120-57 247-122 126-65 218-97 274-97 171 0 288 0 354 0 103 0 192 0 267 0 76 0 169 0 282 0l324-2193h-7267v-1315h9823zM116286 7186zM118805 15494l-549 2703h-1787l563-2703z">
              <text:p/>
            </draw:path>
            <draw:path draw:style-name="gr2" draw:text-style-name="P2" draw:layer="layout" svg:width="47.327cm" svg:height="18.269cm" svg:x="157.668cm" svg:y="132.654cm" svg:viewBox="0 0 47328 18270" svg:d="M3630 12521l760-5336h-1970l-591 3899c0 130 0 243 0 341 0 422 47 763 141 1023 140 406 384 609 732 609 290 49 600-130 928-536zM3630 12521zM3405 14080c-141 89-288 166-443 227s-307 90-458 90c-65 0-117 0-154 0-741 0-1262-415-1562-1243-188-519-282-1169-282-1948 0-98 0-175 0-232s-2-109-5-158l596-3631h-1097v-1315h6952v1315h-1239l-1112 8113c-37 146-61 260-70 341-47 276-70 519-70 731 0 324 61 519 183 584 168 98 342-16 520-341 179-325 268-674 268-1047l577 950c-75 389-305 804-690 1242-300 341-596 512-887 512-112 0-197-9-253-25s-145-65-267-146c-272-195-469-520-591-974-85-325-127-715-127-1170 0-341 0-527 0-560zM3405 14080zM10498 7185l-1264-12-1112 8113c-31 150-49 264-56 345-40 276-59 523-59 735 0 328 61 523 183 588 169 98 342-16 521-341 178-325 267-674 267-1047l577 950c-75 389-305 804-690 1242-300 341-595 512-886 512-113 0-197-9-253-25-57-16-146-65-268-146-272-195-469-520-591-974-84-325-127-715-127-1170 0-341 0-527 0-560l1168-8210h-1433v-1315h1656c19-130 57-463 113-999 59-536 96-946 115-1230s28-491 28-621c0-536-59-974-176-1315s-253-532-408-573c-155-40-284-61-387-61-516 0-978 276-1386 828-408 553-612 1227-612 2022 0 163 7 321 21 475 11 155 91 345 234 573 19 32 59 89 122 170l40 585c-47 16-115 32-209 49-91 16-166 24-222 24-465 0-796-175-995-524s-300-816-300-1400c0-1251 361-2233 1083-2948 620-617 1351-925 2196-925 985 0 1618 288 1900 864 281 577 422 1458 422 2643 0 325-17 666-49 1023-33 357-83 804-148 1340h985zM10498 7185zM13144 15493l-549 2703h-1787l562-2703zM13144 15493zM27288 7185h-1236l-1138 8105c-30 146-49 260-58 341-40 276-59 523-59 735 0 328 61 523 183 588 169 98 342-16 521-341 178-325 267-674 267-1047l577 950c-75 389-305 804-690 1242-300 341-595 512-886 512-113 0-197-9-253-25-57-16-146-65-268-146-272-195-469-520-592-974-84-325-127-715-127-1170 0-341 0-527 0-560l553-3779-1758 4-279 2070c-94 471-303 901-626 1291-322 390-695 585-1117 585-66 0-127 0-183 0-91-33-157-49-195-49-506-81-877-284-1109-609-300-422-450-1072-450-1949 0-763 169-1396 506-1900 338-503 737-755 1197-755h1111l451-3119h-3406v-1315h9064zM27288 7185zM24722 7185h-1755l-437 3119h1742zM24722 7185zM20982 11620h-323c-282 0-521 130-718 389-197 260-329 634-394 1121-10 49-14 138-14 268 0 276 47 524 140 743 94 219 240 329 437 329 234 0 408-195 520-585 29-130 61-333 99-609zM20982 11620zM29497 6576h-1308c0-389-193-1299-577-2728-423-1575-760-2363-1014-2363-159 0-330 33-513 98s-364 146-542 243l-282-974c235-162 441-292 620-390 356-195 666-292 928-292 122 0 249 24 380 73 394 162 892 1218 1492 3167 544 1754 816 2809 816 3166zM29497 6576zM30694 7185h-1236l-1138 8105c-31 146-49 260-59 341-40 276-58 523-58 735 0 328 61 523 183 588 168 98 342-16 520-341 179-325 268-674 268-1047l577 950c-75 389-305 804-690 1242-300 341-596 512-886 512-113 0-197-9-254-25-56-16-145-65-267-146-272-195-469-520-591-974-85-325-127-715-127-1170 0-341 0-527 0-560l1168-8210h-1407v-1315h3997zM30694 7185zM36675 7185h-1844c84 260 155 552 211 877s85 674 85 1048c0 261-10 463-29 610-84 958-398 1729-942 2314-348 373-756 641-1225 804 47 259 92 515 134 767s70 426 84 524c14 97 50 584 106 1461s220 1315 492 1315c207 0 455-203 746-608 94-130 221-333 380-609l774 1510c-291 227-577 454-858 682-310 178-624 268-943 268-66 0-127 0-183 0-94-33-164-49-211-49-629-97-1065-617-1309-1559-253-1494-497-2801-732-3922-103-471-248-820-436-1047-141-130-281-268-422-414 66-130 220-272 464-426 244-155 460-232 648-232 253 0 469 146 647 439 122 194 225 462 310 803 300-146 544-357 731-633 310-455 465-1072 465-1851 0-488-52-943-155-1365-56-228-141-463-253-707h-3068v-1315h6333zM36675 7185zM43880 7185h-1238l-1112 8113c-38 146-61 260-71 341-47 276-70 519-70 731 0 324 61 519 183 584 169 98 342-16 521-341 178-325 267-674 267-1047l577 950c-75 389-303 804-682 1242-298 341-592 512-878 512-112 0-194-9-251-25-56-16-145-65-265-146-269-195-464-520-586-974-82-325-124-715-124-1170 0-341 0-527 0-560 47-32 93-57 140-73s99-24 155-24c66 0 99 32 99 97-179 146-413 284-704 414s-600 195-929 195c-657 0-1196-268-1618-804-488-617-732-1469-732-2557 0-1494 267-2655 802-3484 488-764 1126-1145 1914-1145 357 0 680 89 971 267 216 130 380 285 493 463l-296 903c-19 0-173-82-464-244-179-97-300-146-366-146-132 0-258 24-380 73s-244 122-366 219l1614 3617 835-5981h-5137v-1315h7698zM43880 7185zM40151 14299l-1853-4068c-125 211-221 459-291 743-73 284-108 638-108 1060 0 617 91 1181 277 1693 185 511 483 840 891 986 134 33 227 49 286 49 171 0 314-37 434-110s239-191 364-353zM40151 14299zM47328 7185l-1264-12-1112 8113c-31 150-49 264-56 345-40 276-59 523-59 735 0 328 61 523 183 588 169 98 342-16 521-341 178-325 267-674 267-1047l577 950c-75 389-305 804-690 1242-300 341-595 512-886 512-113 0-197-9-254-25-56-16-145-65-267-146-272-195-469-520-591-974-84-325-127-715-127-1170 0-341 0-527 0-560l1168-8210h-1433v-1315h1656c19-130 56-463 113-999 58-536 96-946 115-1230 18-284 28-491 28-621 0-536-59-974-176-1315s-253-532-408-573c-155-40-284-61-387-61-516 0-978 276-1386 828-408 553-613 1227-613 2022 0 163 8 321 22 475 11 155 91 345 234 573 19 32 59 89 122 170l40 585c-47 16-115 32-209 49-91 16-166 24-223 24-464 0-795-175-994-524s-300-816-300-1400c0-1251 361-2233 1083-2948 620-617 1351-925 2196-925 985 0 1618 288 1900 864 281 577 422 1458 422 2643 0 325-17 666-50 1023-32 357-82 804-147 1340h985z">
              <text:p/>
            </draw:path>
          </draw:g>
          <draw:path draw:style-name="gr2" draw:text-style-name="P2" draw:layer="layout" svg:width="143.068cm" svg:height="26.257cm" svg:x="61.951cm" svg:y="57.359cm" svg:viewBox="0 0 143069 26258" svg:d="M13740 16626v-5280h12120v10827c-2317 1579-4369 2660-6155 3228-1785 574-3902 857-6349 857-3016 0-5469-514-7367-1543-1904-1023-3376-2554-4417-4588-1046-2035-1572-4364-1572-6995 0-2773 573-5185 1714-7238 1147-2046 2820-3601 5026-4665 1720-822 4038-1229 6947-1229 2802 0 4901 254 6296 762 1390 509 2543 1295 3465 2365 916 1064 1608 2418 2069 4063l-7568 1348c-313-958-845-1691-1590-2200-739-509-1691-763-2844-763-1720 0-3092 597-4115 1792-1023 1201-1537 3087-1537 5676 0 2749 520 4712 1555 5889 1029 1177 2471 1769 4322 1769 875 0 1714-130 2507-385 798-254 1714-686 2737-1295v-2395zM13740 16626zM30626 25827v-25396h13079c2424 0 4280 207 5557 627 1283 414 2318 1182 3104 2312 787 1123 1177 2495 1177 4110 0 1413-302 2625-899 3648-603 1022-1431 1850-2477 2489-674 402-1590 739-2755 999 934 313 1614 627 2046 940 283 207 703 650 1253 1330 550 686 916 1206 1100 1579l3795 7362h-8868l-4192-7764c-532-999-1005-1656-1425-1957-562-390-1206-586-1921-586h-692v10307zM30626 25827zM38508 10720h3311c354 0 1046-113 2075-343 520-107 946-373 1277-798 325-426 491-917 491-1473 0-821-260-1448-781-1887-520-443-1496-662-2926-662h-3447zM38508 10720zM76223 21635h-8940l-1229 4192h-8018l9543-25396h8555l9549 25396h-8213zM76223 21635zM74579 16141l-2808-9128-2791 9128zM74579 16141zM88243 431h7331l9560 14049v-14049h7398v25396h-7398l-9513-13943v13943h-7378zM88243 431zM116753 13144c0-4145 1159-7374 3465-9680 2312-2312 5528-3464 9649-3464 4227 0 7485 1135 9773 3405 2282 2264 3429 5446 3429 9532 0 2968-502 5404-1502 7303-999 1897-2441 3376-4327 4434-1892 1058-4240 1584-7060 1584-2861 0-5232-455-7112-1365-1875-917-3394-2359-4565-4334-1165-1976-1750-4447-1750-7415zM116753 13144zM124605 13179c0 2566 473 4405 1425 5528 952 1119 2252 1680 3890 1680 1685 0 2992-549 3914-1644 922-1100 1389-3069 1389-5907 0-2394-484-4138-1448-5244-964-1101-2270-1651-3926-1651-1579 0-2850 556-3808 1681-957 1117-1436 2973-1436 5557z">
            <text:p/>
          </draw:path>
          <draw:path draw:style-name="gr2" draw:text-style-name="P2" draw:layer="layout" svg:width="105.695cm" svg:height="25.394cm" svg:x="100.742cm" svg:y="92.034cm" svg:viewBox="0 0 105696 25395" svg:d="M0 0h7851v19140h12245v6255h-20096zM0 0zM40706 21203h-8939l-1230 4192h-8017l9542-25395h8556l9548 25395h-8212zM40706 21203zM39063 15710l-2809-9129-2790 9129zM39063 15710zM52726 0h7332l9561 14048v-14048h7396v25395h-7396l-9513-13942v13942h-7380zM52726 0zM82330 0h11660c2294 0 4150 313 5569 934 1413 626 2584 1519 3506 2684 922 1171 1590 2524 2010 4074 414 1550 621 3187 621 4920 0 2713-307 4818-928 6314-615 1497-1472 2750-2572 3755-1094 1011-2270 1685-3530 2022-1720 462-3281 692-4676 692h-11660zM82330 0zM90176 5752v13873h1922c1643 0 2808-178 3500-544 691-362 1235-1000 1631-1905 391-905 586-2377 586-4411 0-2690-438-4529-1313-5522-881-994-2335-1491-4369-1491z">
            <text:p/>
          </draw:path>
          <draw:g>
            <draw:path draw:style-name="gr3" draw:text-style-name="P3" draw:layer="layout" svg:width="7.821cm" svg:height="8.244cm" svg:x="199.925cm" svg:y="49.013cm" svg:viewBox="0 0 7822 8245" svg:d="M3910 0c2160 0 3912 1845 3912 4122 0 2278-1752 4123-3912 4123-2159 0-3910-1845-3910-4123 0-2277 1751-4122 3910-4122z">
              <text:p/>
            </draw:path>
            <draw:path draw:style-name="gr2" draw:text-style-name="P2" draw:layer="layout" svg:width="3.497cm" svg:height="3.968cm" svg:x="202.305cm" svg:y="51.151cm" svg:viewBox="0 0 3498 3969" svg:d="M0 3969v-3969h1760c354 0 622 36 806 107s331 196 442 377c110 181 164 380 164 598 0 282-90 519-273 712-182 194-464 317-845 369 140 67 245 133 317 198 154 141 299 317 436 528l691 1080h-661l-525-826c-153-238-280-421-380-546-98-127-188-215-267-265-78-51-158-86-239-107-60-12-157-18-293-18h-609v1762zM0 3969zM524 1751h1129c241 0 429-25 564-75 136-49 238-129 309-238 70-109 105-227 105-356 0-187-67-341-204-463-136-121-351-181-646-181h-1257z">
              <text:p/>
            </draw:path>
          </draw:g>
          <draw:path draw:style-name="gr4" draw:text-style-name="P4" draw:layer="layout" svg:width="16.234cm" svg:height="16.63cm" svg:x="35.734cm" svg:y="44.257cm" svg:viewBox="0 0 16235 16631" svg:d="M8118 0c4482 0 8117 3723 8117 8316 0 4591-3635 8315-8117 8315-4484 0-8118-3724-8118-8315 0-4593 3634-8316 8118-8316zM8118 0zM8118 1962c3424 0 6201 2845 6201 6354 0 3507-2777 6352-6201 6352-3425 0-6202-2845-6202-6352 0-3509 2777-6354 6202-6354z">
            <text:p/>
          </draw:path>
          <draw:polygon draw:style-name="gr4" draw:text-style-name="P4" draw:layer="layout" svg:width="7.453cm" svg:height="1.989cm" svg:x="44.503cm" svg:y="44.299cm" svg:viewBox="0 0 7454 1990" draw:points="0,0 7454,0 7454,1990 0,1863">
            <text:p/>
          </draw:polygon>
          <draw:path draw:style-name="gr5" draw:text-style-name="P5" draw:layer="layout" svg:width="6.201cm" svg:height="6.323cm" svg:x="40.751cm" svg:y="62.699cm" svg:viewBox="0 0 6202 6324" svg:d="M3100 0c1713 0 3102 1415 3102 3161 0 1747-1389 3163-3102 3163-1712 0-3100-1416-3100-3163 0-1746 1388-3161 3100-3161z">
            <text:p/>
          </draw:path>
          <draw:polygon draw:style-name="gr6" draw:text-style-name="P2" draw:layer="layout" svg:width="3.387cm" svg:height="1.195cm" svg:x="170.275cm" svg:y="143.588cm" svg:viewBox="0 0 3388 1196" draw:points="0,0 3388,0 3388,1196 0,1196">
            <text:p/>
          </draw:polygon>
          <draw:polygon draw:style-name="gr7" draw:text-style-name="P6" draw:layer="layout" svg:width="49.063cm" svg:height="21.162cm" svg:x="35.734cm" svg:y="95.857cm" svg:viewBox="0 0 49064 21163" draw:points="49064,5290 15655,5290 15655,0 0,10581 15655,21163 15655,15873 49064,1587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8.6cm" fo:page-height="20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30T16:51:59.303660501</dc:date>
    <meta:editing-duration>PT2M34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